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8.3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203cm" svg:height="10.99cm" svg:x="51.236cm" svg:y="0.6cm">
            <draw:object draw:notify-on-update-of-ranges="Sheet1.D3:Sheet1.D32 Sheet1.D2:Sheet1.D2 Sheet1.F3:Sheet1.F32 Sheet1.E3:Sheet1.E32 Sheet1.E2:Sheet1.E2 Sheet1.F3:Sheet1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43cm" svg:height="13.802cm" svg:x="51.68cm" svg:y="12.205cm">
            <draw:object draw:notify-on-update-of-ranges="Sheet1.F3:Sheet1.F32 Sheet1.L3:Sheet1.L32 Sheet1.J2:Sheet1.J2 Sheet1.J3:Sheet1.J32 Sheet1.F3:Sheet1.F32 Sheet1.K2:Sheet1.K2 Sheet1.K3:Sheet1.K32 Sheet1.F3:Sheet1.F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row table:style-name="ro1">
          <table:table-cell table:number-columns-repeated="6"/>
          <table:table-cell office:value-type="string" calcext:value-type="string">
            <text:p>Assuming linear relationship between bottom and 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(Ohm)</text:p>
          </table:table-cell>
          <table:table-cell office:value-type="string" calcext:value-type="string">
            <text:p>Ra(Ohm)</text:p>
          </table:table-cell>
          <table:table-cell office:value-type="string" calcext:value-type="string">
            <text:p>Rb(Ohm)</text:p>
          </table:table-cell>
          <table:table-cell office:value-type="string" calcext:value-type="string">
            <text:p>Leg(A)(V)</text:p>
          </table:table-cell>
          <table:table-cell office:value-type="string" calcext:value-type="string">
            <text:p>Leg(B)(V)</text:p>
          </table:table-cell>
          <table:table-cell office:value-type="string" calcext:value-type="string">
            <text:p>How far Actually (%Full)</text:p>
          </table:table-cell>
          <table:table-cell office:value-type="string" calcext:value-type="string">
            <text:p>Predicted(A)</text:p>
          </table:table-cell>
          <table:table-cell office:value-type="string" calcext:value-type="string">
            <text:p>Predicted(B)</text:p>
          </table:table-cell>
          <table:table-cell office:value-type="string" calcext:value-type="string">
            <text:p>Average of A + B</text:p>
          </table:table-cell>
          <table:table-cell office:value-type="string" calcext:value-type="string">
            <text:p>Difference In Predicted and Actual For Leg A</text:p>
          </table:table-cell>
          <table:table-cell office:value-type="string" calcext:value-type="string">
            <text:p>Difference In Predicted and Actual For Leg B</text:p>
          </table:table-cell>
          <table:table-cell office:value-type="string" calcext:value-type="string">
            <text:p>Difference_In_Predicted_And_Actual_for_Avera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]" office:value-type="float" office:value="33" calcext:value-type="float">
            <text:p>33</text:p>
          </table:table-cell>
          <table:table-cell table:formula="of:=600-[.A3]" office:value-type="float" office:value="567" calcext:value-type="float">
            <text:p>567</text:p>
          </table:table-cell>
          <table:table-cell table:formula="of:=9*([.B3]/([.B3]+1000))" office:value-type="float" office:value="0.287512100677638" calcext:value-type="float">
            <text:p>0.287512100677638</text:p>
          </table:table-cell>
          <table:table-cell table:formula="of:=9*([.C3]/([.C3]+1000))" office:value-type="float" office:value="3.25654116145501" calcext:value-type="float">
            <text:p>3.25654116145501</text:p>
          </table:table-cell>
          <table:table-cell table:formula="of:=1-((566-[.A3])/(566-33))" office:value-type="percentage" office:value="0" calcext:value-type="percentage">
            <text:p>0.00%</text:p>
          </table:table-cell>
          <table:table-cell table:formula="of:=0+(([.D3]-[.$D$3])*(1))/([.$D$32]-[.$D$3])" office:value-type="percentage" office:value="0" calcext:value-type="percentage">
            <text:p>0.00%</text:p>
          </table:table-cell>
          <table:table-cell table:formula="of:=0+(([.E3]-[.$E$3])*(1))/([.$E$32]-[.$E$3])" office:value-type="percentage" office:value="0" calcext:value-type="percentage">
            <text:p>0.00%</text:p>
          </table:table-cell>
          <table:table-cell table:formula="of:=AVERAGE([.G3:.H3])" office:value-type="percentage" office:value="0" calcext:value-type="percentage">
            <text:p>0.00%</text:p>
          </table:table-cell>
          <table:table-cell table:formula="of:=[.$F3]-[.G3]" office:value-type="percentage" office:value="0" calcext:value-type="percentage">
            <text:p>0.00%</text:p>
          </table:table-cell>
          <table:table-cell table:formula="of:=[.$F3]-[.H3]" office:value-type="percentage" office:value="0" calcext:value-type="percentage">
            <text:p>0.00%</text:p>
          </table:table-cell>
          <table:table-cell table:style-name="ce1" table:formula="of:=[.$F3]-[.I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]" office:value-type="float" office:value="35" calcext:value-type="float">
            <text:p>35</text:p>
          </table:table-cell>
          <table:table-cell table:formula="of:=600-[.A4]" office:value-type="float" office:value="565" calcext:value-type="float">
            <text:p>565</text:p>
          </table:table-cell>
          <table:table-cell table:formula="of:=9*([.B4]/([.B4]+1000))" office:value-type="float" office:value="0.304347826086957" calcext:value-type="float">
            <text:p>0.304347826086957</text:p>
          </table:table-cell>
          <table:table-cell table:formula="of:=9*([.C4]/([.C4]+1000))" office:value-type="float" office:value="3.24920127795527" calcext:value-type="float">
            <text:p>3.24920127795527</text:p>
          </table:table-cell>
          <table:table-cell table:formula="of:=1-((566-[.A4])/(566-33))" office:value-type="percentage" office:value="0.00375234521575984" calcext:value-type="percentage">
            <text:p>0.38%</text:p>
          </table:table-cell>
          <table:table-cell table:formula="of:=0+(([.D4]-[.$D$3])*(1))/([.$D$32]-[.$D$3])" office:value-type="percentage" office:value="0.00567746145688881" calcext:value-type="percentage">
            <text:p>0.57%</text:p>
          </table:table-cell>
          <table:table-cell table:formula="of:=0+(([.E4]-[.$E$3])*(1))/([.$E$32]-[.$E$3])" office:value-type="percentage" office:value="0.0024791852735435" calcext:value-type="percentage">
            <text:p>0.25%</text:p>
          </table:table-cell>
          <table:table-cell table:formula="of:=AVERAGE([.G4:.H4])" office:value-type="percentage" office:value="0.00407832336521615" calcext:value-type="percentage">
            <text:p>0.41%</text:p>
          </table:table-cell>
          <table:table-cell table:formula="of:=[.$F4]-[.G4]" office:value-type="percentage" office:value="-0.00192511624112897" calcext:value-type="percentage">
            <text:p>-0.19%</text:p>
          </table:table-cell>
          <table:table-cell table:formula="of:=[.$F4]-[.H4]" office:value-type="percentage" office:value="0.00127315994221634" calcext:value-type="percentage">
            <text:p>0.13%</text:p>
          </table:table-cell>
          <table:table-cell table:style-name="ce1" table:formula="of:=[.$F4]-[.I4]" office:value-type="percentage" office:value="-0.000325978149456313" calcext:value-type="percentage">
            <text:p>-0.03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" office:value-type="float" office:value="40" calcext:value-type="float">
            <text:p>40</text:p>
          </table:table-cell>
          <table:table-cell table:formula="of:=600-[.A5]" office:value-type="float" office:value="560" calcext:value-type="float">
            <text:p>560</text:p>
          </table:table-cell>
          <table:table-cell table:formula="of:=9*([.B5]/([.B5]+1000))" office:value-type="float" office:value="0.346153846153846" calcext:value-type="float">
            <text:p>0.346153846153846</text:p>
          </table:table-cell>
          <table:table-cell table:formula="of:=9*([.C5]/([.C5]+1000))" office:value-type="float" office:value="3.23076923076923" calcext:value-type="float">
            <text:p>3.23076923076923</text:p>
          </table:table-cell>
          <table:table-cell table:formula="of:=1-((566-[.A5])/(566-33))" office:value-type="percentage" office:value="0.0131332082551595" calcext:value-type="percentage">
            <text:p>1.31%</text:p>
          </table:table-cell>
          <table:table-cell table:formula="of:=0+(([.D5]-[.$D$3])*(1))/([.$D$32]-[.$D$3])" office:value-type="percentage" office:value="0.0197755808919036" calcext:value-type="percentage">
            <text:p>1.98%</text:p>
          </table:table-cell>
          <table:table-cell table:formula="of:=0+(([.E5]-[.$E$3])*(1))/([.$E$32]-[.$E$3])" office:value-type="percentage" office:value="0.00870495983066342" calcext:value-type="percentage">
            <text:p>0.87%</text:p>
          </table:table-cell>
          <table:table-cell table:formula="of:=AVERAGE([.G5:.H5])" office:value-type="percentage" office:value="0.0142402703612835" calcext:value-type="percentage">
            <text:p>1.42%</text:p>
          </table:table-cell>
          <table:table-cell table:formula="of:=[.$F5]-[.G5]" office:value-type="percentage" office:value="-0.00664237263674409" calcext:value-type="percentage">
            <text:p>-0.66%</text:p>
          </table:table-cell>
          <table:table-cell table:formula="of:=[.$F5]-[.H5]" office:value-type="percentage" office:value="0.00442824842449608" calcext:value-type="percentage">
            <text:p>0.44%</text:p>
          </table:table-cell>
          <table:table-cell table:style-name="ce1" table:formula="of:=[.$F5]-[.I5]" office:value-type="percentage" office:value="-0.00110706210612401" calcext:value-type="percentage">
            <text:p>-0.11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]" office:value-type="float" office:value="60" calcext:value-type="float">
            <text:p>60</text:p>
          </table:table-cell>
          <table:table-cell table:formula="of:=600-[.A6]" office:value-type="float" office:value="540" calcext:value-type="float">
            <text:p>540</text:p>
          </table:table-cell>
          <table:table-cell table:formula="of:=9*([.B6]/([.B6]+1000))" office:value-type="float" office:value="0.509433962264151" calcext:value-type="float">
            <text:p>0.509433962264151</text:p>
          </table:table-cell>
          <table:table-cell table:formula="of:=9*([.C6]/([.C6]+1000))" office:value-type="float" office:value="3.15584415584416" calcext:value-type="float">
            <text:p>3.15584415584416</text:p>
          </table:table-cell>
          <table:table-cell table:formula="of:=1-((566-[.A6])/(566-33))" office:value-type="percentage" office:value="0.050656660412758" calcext:value-type="percentage">
            <text:p>5.07%</text:p>
          </table:table-cell>
          <table:table-cell table:formula="of:=0+(([.D6]-[.$D$3])*(1))/([.$D$32]-[.$D$3])" office:value-type="percentage" office:value="0.0748380473645085" calcext:value-type="percentage">
            <text:p>7.48%</text:p>
          </table:table-cell>
          <table:table-cell table:formula="of:=0+(([.E6]-[.$E$3])*(1))/([.$E$32]-[.$E$3])" office:value-type="percentage" office:value="0.0340123291342804" calcext:value-type="percentage">
            <text:p>3.40%</text:p>
          </table:table-cell>
          <table:table-cell table:formula="of:=AVERAGE([.G6:.H6])" office:value-type="percentage" office:value="0.0544251882493944" calcext:value-type="percentage">
            <text:p>5.44%</text:p>
          </table:table-cell>
          <table:table-cell table:formula="of:=[.$F6]-[.G6]" office:value-type="percentage" office:value="-0.0241813869517505" calcext:value-type="percentage">
            <text:p>-2.42%</text:p>
          </table:table-cell>
          <table:table-cell table:formula="of:=[.$F6]-[.H6]" office:value-type="percentage" office:value="0.0166443312784776" calcext:value-type="percentage">
            <text:p>1.66%</text:p>
          </table:table-cell>
          <table:table-cell table:style-name="ce1" table:formula="of:=[.$F6]-[.I6]" office:value-type="percentage" office:value="-0.00376852783663644" calcext:value-type="percentage">
            <text:p>-0.38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]" office:value-type="float" office:value="80" calcext:value-type="float">
            <text:p>80</text:p>
          </table:table-cell>
          <table:table-cell table:formula="of:=600-[.A7]" office:value-type="float" office:value="520" calcext:value-type="float">
            <text:p>520</text:p>
          </table:table-cell>
          <table:table-cell table:formula="of:=9*([.B7]/([.B7]+1000))" office:value-type="float" office:value="0.666666666666667" calcext:value-type="float">
            <text:p>0.666666666666667</text:p>
          </table:table-cell>
          <table:table-cell table:formula="of:=9*([.C7]/([.C7]+1000))" office:value-type="float" office:value="3.07894736842105" calcext:value-type="float">
            <text:p>3.07894736842105</text:p>
          </table:table-cell>
          <table:table-cell table:formula="of:=1-((566-[.A7])/(566-33))" office:value-type="percentage" office:value="0.0881801125703565" calcext:value-type="percentage">
            <text:p>8.82%</text:p>
          </table:table-cell>
          <table:table-cell table:formula="of:=0+(([.D7]-[.$D$3])*(1))/([.$D$32]-[.$D$3])" office:value-type="percentage" office:value="0.127861163227017" calcext:value-type="percentage">
            <text:p>12.79%</text:p>
          </table:table-cell>
          <table:table-cell table:formula="of:=0+(([.E7]-[.$E$3])*(1))/([.$E$32]-[.$E$3])" office:value-type="percentage" office:value="0.0599856818406241" calcext:value-type="percentage">
            <text:p>6.00%</text:p>
          </table:table-cell>
          <table:table-cell table:formula="of:=AVERAGE([.G7:.H7])" office:value-type="percentage" office:value="0.0939234225338206" calcext:value-type="percentage">
            <text:p>9.39%</text:p>
          </table:table-cell>
          <table:table-cell table:formula="of:=[.$F7]-[.G7]" office:value-type="percentage" office:value="-0.0396810506566605" calcext:value-type="percentage">
            <text:p>-3.97%</text:p>
          </table:table-cell>
          <table:table-cell table:formula="of:=[.$F7]-[.H7]" office:value-type="percentage" office:value="0.0281944307297324" calcext:value-type="percentage">
            <text:p>2.82%</text:p>
          </table:table-cell>
          <table:table-cell table:style-name="ce1" table:formula="of:=[.$F7]-[.I7]" office:value-type="percentage" office:value="-0.00574330996346405" calcext:value-type="percentage">
            <text:p>-0.57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" office:value-type="float" office:value="100" calcext:value-type="float">
            <text:p>100</text:p>
          </table:table-cell>
          <table:table-cell table:formula="of:=600-[.A8]" office:value-type="float" office:value="500" calcext:value-type="float">
            <text:p>500</text:p>
          </table:table-cell>
          <table:table-cell table:formula="of:=9*([.B8]/([.B8]+1000))" office:value-type="float" office:value="0.818181818181818" calcext:value-type="float">
            <text:p>0.818181818181818</text:p>
          </table:table-cell>
          <table:table-cell table:formula="of:=9*([.C8]/([.C8]+1000))" office:value-type="float" office:value="3" calcext:value-type="float">
            <text:p>3</text:p>
          </table:table-cell>
          <table:table-cell table:formula="of:=1-((566-[.A8])/(566-33))" office:value-type="percentage" office:value="0.125703564727955" calcext:value-type="percentage">
            <text:p>12.57%</text:p>
          </table:table-cell>
          <table:table-cell table:formula="of:=0+(([.D8]-[.$D$3])*(1))/([.$D$32]-[.$D$3])" office:value-type="percentage" office:value="0.178956165785434" calcext:value-type="percentage">
            <text:p>17.90%</text:p>
          </table:table-cell>
          <table:table-cell table:formula="of:=0+(([.E8]-[.$E$3])*(1))/([.$E$32]-[.$E$3])" office:value-type="percentage" office:value="0.0866516572858037" calcext:value-type="percentage">
            <text:p>8.67%</text:p>
          </table:table-cell>
          <table:table-cell table:formula="of:=AVERAGE([.G8:.H8])" office:value-type="percentage" office:value="0.132803911535619" calcext:value-type="percentage">
            <text:p>13.28%</text:p>
          </table:table-cell>
          <table:table-cell table:formula="of:=[.$F8]-[.G8]" office:value-type="percentage" office:value="-0.053252601057479" calcext:value-type="percentage">
            <text:p>-5.33%</text:p>
          </table:table-cell>
          <table:table-cell table:formula="of:=[.$F8]-[.H8]" office:value-type="percentage" office:value="0.0390519074421513" calcext:value-type="percentage">
            <text:p>3.91%</text:p>
          </table:table-cell>
          <table:table-cell table:style-name="ce1" table:formula="of:=[.$F8]-[.I8]" office:value-type="percentage" office:value="-0.00710034680766386" calcext:value-type="percentage">
            <text:p>-0.71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9]" office:value-type="float" office:value="120" calcext:value-type="float">
            <text:p>120</text:p>
          </table:table-cell>
          <table:table-cell table:formula="of:=600-[.A9]" office:value-type="float" office:value="480" calcext:value-type="float">
            <text:p>480</text:p>
          </table:table-cell>
          <table:table-cell table:formula="of:=9*([.B9]/([.B9]+1000))" office:value-type="float" office:value="0.964285714285714" calcext:value-type="float">
            <text:p>0.964285714285714</text:p>
          </table:table-cell>
          <table:table-cell table:formula="of:=9*([.C9]/([.C9]+1000))" office:value-type="float" office:value="2.91891891891892" calcext:value-type="float">
            <text:p>2.91891891891892</text:p>
          </table:table-cell>
          <table:table-cell table:formula="of:=1-((566-[.A9])/(566-33))" office:value-type="percentage" office:value="0.163227016885554" calcext:value-type="percentage">
            <text:p>16.32%</text:p>
          </table:table-cell>
          <table:table-cell table:formula="of:=0+(([.D9]-[.$D$3])*(1))/([.$D$32]-[.$D$3])" office:value-type="percentage" office:value="0.228226346823908" calcext:value-type="percentage">
            <text:p>22.82%</text:p>
          </table:table-cell>
          <table:table-cell table:formula="of:=0+(([.E9]-[.$E$3])*(1))/([.$E$32]-[.$E$3])" office:value-type="percentage" office:value="0.114038334770042" calcext:value-type="percentage">
            <text:p>11.40%</text:p>
          </table:table-cell>
          <table:table-cell table:formula="of:=AVERAGE([.G9:.H9])" office:value-type="percentage" office:value="0.171132340796975" calcext:value-type="percentage">
            <text:p>17.11%</text:p>
          </table:table-cell>
          <table:table-cell table:formula="of:=[.$F9]-[.G9]" office:value-type="percentage" office:value="-0.064999329938354" calcext:value-type="percentage">
            <text:p>-6.50%</text:p>
          </table:table-cell>
          <table:table-cell table:formula="of:=[.$F9]-[.H9]" office:value-type="percentage" office:value="0.049188682115512" calcext:value-type="percentage">
            <text:p>4.92%</text:p>
          </table:table-cell>
          <table:table-cell table:style-name="ce1" table:formula="of:=[.$F9]-[.I9]" office:value-type="percentage" office:value="-0.00790532391142099" calcext:value-type="percentage">
            <text:p>-0.79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0]" office:value-type="float" office:value="140" calcext:value-type="float">
            <text:p>140</text:p>
          </table:table-cell>
          <table:table-cell table:formula="of:=600-[.A10]" office:value-type="float" office:value="460" calcext:value-type="float">
            <text:p>460</text:p>
          </table:table-cell>
          <table:table-cell table:formula="of:=9*([.B10]/([.B10]+1000))" office:value-type="float" office:value="1.10526315789474" calcext:value-type="float">
            <text:p>1.10526315789474</text:p>
          </table:table-cell>
          <table:table-cell table:formula="of:=9*([.C10]/([.C10]+1000))" office:value-type="float" office:value="2.83561643835616" calcext:value-type="float">
            <text:p>2.83561643835616</text:p>
          </table:table-cell>
          <table:table-cell table:formula="of:=1-((566-[.A10])/(566-33))" office:value-type="percentage" office:value="0.200750469043152" calcext:value-type="percentage">
            <text:p>20.08%</text:p>
          </table:table-cell>
          <table:table-cell table:formula="of:=0+(([.D10]-[.$D$3])*(1))/([.$D$32]-[.$D$3])" office:value-type="percentage" office:value="0.27576774958033" calcext:value-type="percentage">
            <text:p>27.58%</text:p>
          </table:table-cell>
          <table:table-cell table:formula="of:=0+(([.E10]-[.$E$3])*(1))/([.$E$32]-[.$E$3])" office:value-type="percentage" office:value="0.142175332185356" calcext:value-type="percentage">
            <text:p>14.22%</text:p>
          </table:table-cell>
          <table:table-cell table:formula="of:=AVERAGE([.G10:.H10])" office:value-type="percentage" office:value="0.208971540882843" calcext:value-type="percentage">
            <text:p>20.90%</text:p>
          </table:table-cell>
          <table:table-cell table:formula="of:=[.$F10]-[.G10]" office:value-type="percentage" office:value="-0.075017280537178" calcext:value-type="percentage">
            <text:p>-7.50%</text:p>
          </table:table-cell>
          <table:table-cell table:formula="of:=[.$F10]-[.H10]" office:value-type="percentage" office:value="0.058575136857796" calcext:value-type="percentage">
            <text:p>5.86%</text:p>
          </table:table-cell>
          <table:table-cell table:style-name="ce1" table:formula="of:=[.$F10]-[.I10]" office:value-type="percentage" office:value="-0.00822107183969101" calcext:value-type="percentage">
            <text:p>-0.82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1]" office:value-type="float" office:value="160" calcext:value-type="float">
            <text:p>160</text:p>
          </table:table-cell>
          <table:table-cell table:formula="of:=600-[.A11]" office:value-type="float" office:value="440" calcext:value-type="float">
            <text:p>440</text:p>
          </table:table-cell>
          <table:table-cell table:formula="of:=9*([.B11]/([.B11]+1000))" office:value-type="float" office:value="1.24137931034483" calcext:value-type="float">
            <text:p>1.24137931034483</text:p>
          </table:table-cell>
          <table:table-cell table:formula="of:=9*([.C11]/([.C11]+1000))" office:value-type="float" office:value="2.75" calcext:value-type="float">
            <text:p>2.75</text:p>
          </table:table-cell>
          <table:table-cell table:formula="of:=1-((566-[.A11])/(566-33))" office:value-type="percentage" office:value="0.23827392120075" calcext:value-type="percentage">
            <text:p>23.83%</text:p>
          </table:table-cell>
          <table:table-cell table:formula="of:=0+(([.D11]-[.$D$3])*(1))/([.$D$32]-[.$D$3])" office:value-type="percentage" office:value="0.321669793621013" calcext:value-type="percentage">
            <text:p>32.17%</text:p>
          </table:table-cell>
          <table:table-cell table:formula="of:=0+(([.E11]-[.$E$3])*(1))/([.$E$32]-[.$E$3])" office:value-type="percentage" office:value="0.171093912862206" calcext:value-type="percentage">
            <text:p>17.11%</text:p>
          </table:table-cell>
          <table:table-cell table:formula="of:=AVERAGE([.G11:.H11])" office:value-type="percentage" office:value="0.24638185324161" calcext:value-type="percentage">
            <text:p>24.64%</text:p>
          </table:table-cell>
          <table:table-cell table:formula="of:=[.$F11]-[.G11]" office:value-type="percentage" office:value="-0.083395872420263" calcext:value-type="percentage">
            <text:p>-8.34%</text:p>
          </table:table-cell>
          <table:table-cell table:formula="of:=[.$F11]-[.H11]" office:value-type="percentage" office:value="0.067180008338544" calcext:value-type="percentage">
            <text:p>6.72%</text:p>
          </table:table-cell>
          <table:table-cell table:style-name="ce1" table:formula="of:=[.$F11]-[.I11]" office:value-type="percentage" office:value="-0.0081079320408595" calcext:value-type="percentage">
            <text:p>-0.81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2]" office:value-type="float" office:value="180" calcext:value-type="float">
            <text:p>180</text:p>
          </table:table-cell>
          <table:table-cell table:formula="of:=600-[.A12]" office:value-type="float" office:value="420" calcext:value-type="float">
            <text:p>420</text:p>
          </table:table-cell>
          <table:table-cell table:formula="of:=9*([.B12]/([.B12]+1000))" office:value-type="float" office:value="1.3728813559322" calcext:value-type="float">
            <text:p>1.3728813559322</text:p>
          </table:table-cell>
          <table:table-cell table:formula="of:=9*([.C12]/([.C12]+1000))" office:value-type="float" office:value="2.66197183098592" calcext:value-type="float">
            <text:p>2.66197183098592</text:p>
          </table:table-cell>
          <table:table-cell table:formula="of:=1-((566-[.A12])/(566-33))" office:value-type="percentage" office:value="0.275797373358349" calcext:value-type="percentage">
            <text:p>27.58%</text:p>
          </table:table-cell>
          <table:table-cell table:formula="of:=0+(([.D12]-[.$D$3])*(1))/([.$D$32]-[.$D$3])" office:value-type="percentage" office:value="0.366015836168792" calcext:value-type="percentage">
            <text:p>36.60%</text:p>
          </table:table-cell>
          <table:table-cell table:formula="of:=0+(([.E12]-[.$E$3])*(1))/([.$E$32]-[.$E$3])" office:value-type="percentage" office:value="0.200827101445446" calcext:value-type="percentage">
            <text:p>20.08%</text:p>
          </table:table-cell>
          <table:table-cell table:formula="of:=AVERAGE([.G12:.H12])" office:value-type="percentage" office:value="0.283421468807119" calcext:value-type="percentage">
            <text:p>28.34%</text:p>
          </table:table-cell>
          <table:table-cell table:formula="of:=[.$F12]-[.G12]" office:value-type="percentage" office:value="-0.0902184628104431" calcext:value-type="percentage">
            <text:p>-9.02%</text:p>
          </table:table-cell>
          <table:table-cell table:formula="of:=[.$F12]-[.H12]" office:value-type="percentage" office:value="0.074970271912903" calcext:value-type="percentage">
            <text:p>7.50%</text:p>
          </table:table-cell>
          <table:table-cell table:style-name="ce1" table:formula="of:=[.$F12]-[.I12]" office:value-type="percentage" office:value="-0.00762409544877002" calcext:value-type="percentage">
            <text:p>-0.76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3]" office:value-type="float" office:value="200" calcext:value-type="float">
            <text:p>200</text:p>
          </table:table-cell>
          <table:table-cell table:formula="of:=600-[.A13]" office:value-type="float" office:value="400" calcext:value-type="float">
            <text:p>400</text:p>
          </table:table-cell>
          <table:table-cell table:formula="of:=9*([.B13]/([.B13]+1000))" office:value-type="float" office:value="1.5" calcext:value-type="float">
            <text:p>1.5</text:p>
          </table:table-cell>
          <table:table-cell table:formula="of:=9*([.C13]/([.C13]+1000))" office:value-type="float" office:value="2.57142857142857" calcext:value-type="float">
            <text:p>2.57142857142857</text:p>
          </table:table-cell>
          <table:table-cell table:formula="of:=1-((566-[.A13])/(566-33))" office:value-type="percentage" office:value="0.313320825515947" calcext:value-type="percentage">
            <text:p>31.33%</text:p>
          </table:table-cell>
          <table:table-cell table:formula="of:=0+(([.D13]-[.$D$3])*(1))/([.$D$32]-[.$D$3])" office:value-type="percentage" office:value="0.408883677298311" calcext:value-type="percentage">
            <text:p>40.89%</text:p>
          </table:table-cell>
          <table:table-cell table:formula="of:=0+(([.E13]-[.$E$3])*(1))/([.$E$32]-[.$E$3])" office:value-type="percentage" office:value="0.231409809702493" calcext:value-type="percentage">
            <text:p>23.14%</text:p>
          </table:table-cell>
          <table:table-cell table:formula="of:=AVERAGE([.G13:.H13])" office:value-type="percentage" office:value="0.320146743500402" calcext:value-type="percentage">
            <text:p>32.01%</text:p>
          </table:table-cell>
          <table:table-cell table:formula="of:=[.$F13]-[.G13]" office:value-type="percentage" office:value="-0.095562851782364" calcext:value-type="percentage">
            <text:p>-9.56%</text:p>
          </table:table-cell>
          <table:table-cell table:formula="of:=[.$F13]-[.H13]" office:value-type="percentage" office:value="0.081911015813454" calcext:value-type="percentage">
            <text:p>8.19%</text:p>
          </table:table-cell>
          <table:table-cell table:style-name="ce1" table:formula="of:=[.$F13]-[.I13]" office:value-type="percentage" office:value="-0.00682591798445503" calcext:value-type="percentage">
            <text:p>-0.68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14]" office:value-type="float" office:value="220" calcext:value-type="float">
            <text:p>220</text:p>
          </table:table-cell>
          <table:table-cell table:formula="of:=600-[.A14]" office:value-type="float" office:value="380" calcext:value-type="float">
            <text:p>380</text:p>
          </table:table-cell>
          <table:table-cell table:formula="of:=9*([.B14]/([.B14]+1000))" office:value-type="float" office:value="1.62295081967213" calcext:value-type="float">
            <text:p>1.62295081967213</text:p>
          </table:table-cell>
          <table:table-cell table:formula="of:=9*([.C14]/([.C14]+1000))" office:value-type="float" office:value="2.47826086956522" calcext:value-type="float">
            <text:p>2.47826086956522</text:p>
          </table:table-cell>
          <table:table-cell table:formula="of:=1-((566-[.A14])/(566-33))" office:value-type="percentage" office:value="0.350844277673546" calcext:value-type="percentage">
            <text:p>35.08%</text:p>
          </table:table-cell>
          <table:table-cell table:formula="of:=0+(([.D14]-[.$D$3])*(1))/([.$D$32]-[.$D$3])" office:value-type="percentage" office:value="0.450346015439978" calcext:value-type="percentage">
            <text:p>45.03%</text:p>
          </table:table-cell>
          <table:table-cell table:formula="of:=0+(([.E14]-[.$E$3])*(1))/([.$E$32]-[.$E$3])" office:value-type="percentage" office:value="0.262878973271338" calcext:value-type="percentage">
            <text:p>26.29%</text:p>
          </table:table-cell>
          <table:table-cell table:formula="of:=AVERAGE([.G14:.H14])" office:value-type="percentage" office:value="0.356612494355658" calcext:value-type="percentage">
            <text:p>35.66%</text:p>
          </table:table-cell>
          <table:table-cell table:formula="of:=[.$F14]-[.G14]" office:value-type="percentage" office:value="-0.099501737766432" calcext:value-type="percentage">
            <text:p>-9.95%</text:p>
          </table:table-cell>
          <table:table-cell table:formula="of:=[.$F14]-[.H14]" office:value-type="percentage" office:value="0.087965304402208" calcext:value-type="percentage">
            <text:p>8.80%</text:p>
          </table:table-cell>
          <table:table-cell table:style-name="ce1" table:formula="of:=[.$F14]-[.I14]" office:value-type="percentage" office:value="-0.00576821668211203" calcext:value-type="percentage">
            <text:p>-0.5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5]" office:value-type="float" office:value="240" calcext:value-type="float">
            <text:p>240</text:p>
          </table:table-cell>
          <table:table-cell table:formula="of:=600-[.A15]" office:value-type="float" office:value="360" calcext:value-type="float">
            <text:p>360</text:p>
          </table:table-cell>
          <table:table-cell table:formula="of:=9*([.B15]/([.B15]+1000))" office:value-type="float" office:value="1.74193548387097" calcext:value-type="float">
            <text:p>1.74193548387097</text:p>
          </table:table-cell>
          <table:table-cell table:formula="of:=9*([.C15]/([.C15]+1000))" office:value-type="float" office:value="2.38235294117647" calcext:value-type="float">
            <text:p>2.38235294117647</text:p>
          </table:table-cell>
          <table:table-cell table:formula="of:=1-((566-[.A15])/(566-33))" office:value-type="percentage" office:value="0.388367729831144" calcext:value-type="percentage">
            <text:p>38.84%</text:p>
          </table:table-cell>
          <table:table-cell table:formula="of:=0+(([.D15]-[.$D$3])*(1))/([.$D$32]-[.$D$3])" office:value-type="percentage" office:value="0.490470858802881" calcext:value-type="percentage">
            <text:p>49.05%</text:p>
          </table:table-cell>
          <table:table-cell table:formula="of:=0+(([.E15]-[.$E$3])*(1))/([.$E$32]-[.$E$3])" office:value-type="percentage" office:value="0.295273700474561" calcext:value-type="percentage">
            <text:p>29.53%</text:p>
          </table:table-cell>
          <table:table-cell table:formula="of:=AVERAGE([.G15:.H15])" office:value-type="percentage" office:value="0.392872279638721" calcext:value-type="percentage">
            <text:p>39.29%</text:p>
          </table:table-cell>
          <table:table-cell table:formula="of:=[.$F15]-[.G15]" office:value-type="percentage" office:value="-0.102103128971737" calcext:value-type="percentage">
            <text:p>-10.21%</text:p>
          </table:table-cell>
          <table:table-cell table:formula="of:=[.$F15]-[.H15]" office:value-type="percentage" office:value="0.093094029356583" calcext:value-type="percentage">
            <text:p>9.31%</text:p>
          </table:table-cell>
          <table:table-cell table:style-name="ce1" table:formula="of:=[.$F15]-[.I15]" office:value-type="percentage" office:value="-0.00450454980757697" calcext:value-type="percentage">
            <text:p>-0.45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16]" office:value-type="float" office:value="260" calcext:value-type="float">
            <text:p>260</text:p>
          </table:table-cell>
          <table:table-cell table:formula="of:=600-[.A16]" office:value-type="float" office:value="340" calcext:value-type="float">
            <text:p>340</text:p>
          </table:table-cell>
          <table:table-cell table:formula="of:=9*([.B16]/([.B16]+1000))" office:value-type="float" office:value="1.85714285714286" calcext:value-type="float">
            <text:p>1.85714285714286</text:p>
          </table:table-cell>
          <table:table-cell table:formula="of:=9*([.C16]/([.C16]+1000))" office:value-type="float" office:value="2.28358208955224" calcext:value-type="float">
            <text:p>2.28358208955224</text:p>
          </table:table-cell>
          <table:table-cell table:formula="of:=1-((566-[.A16])/(566-33))" office:value-type="percentage" office:value="0.425891181988743" calcext:value-type="percentage">
            <text:p>42.59%</text:p>
          </table:table-cell>
          <table:table-cell table:formula="of:=0+(([.D16]-[.$D$3])*(1))/([.$D$32]-[.$D$3])" office:value-type="percentage" office:value="0.529321897614581" calcext:value-type="percentage">
            <text:p>52.93%</text:p>
          </table:table-cell>
          <table:table-cell table:formula="of:=0+(([.E16]-[.$E$3])*(1))/([.$E$32]-[.$E$3])" office:value-type="percentage" office:value="0.32863543445997" calcext:value-type="percentage">
            <text:p>32.86%</text:p>
          </table:table-cell>
          <table:table-cell table:formula="of:=AVERAGE([.G16:.H16])" office:value-type="percentage" office:value="0.428978666037276" calcext:value-type="percentage">
            <text:p>42.90%</text:p>
          </table:table-cell>
          <table:table-cell table:formula="of:=[.$F16]-[.G16]" office:value-type="percentage" office:value="-0.103430715625838" calcext:value-type="percentage">
            <text:p>-10.34%</text:p>
          </table:table-cell>
          <table:table-cell table:formula="of:=[.$F16]-[.H16]" office:value-type="percentage" office:value="0.097255747528773" calcext:value-type="percentage">
            <text:p>9.73%</text:p>
          </table:table-cell>
          <table:table-cell table:style-name="ce1" table:formula="of:=[.$F16]-[.I16]" office:value-type="percentage" office:value="-0.00308748404853254" calcext:value-type="percentage">
            <text:p>-0.31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17]" office:value-type="float" office:value="280" calcext:value-type="float">
            <text:p>280</text:p>
          </table:table-cell>
          <table:table-cell table:formula="of:=600-[.A17]" office:value-type="float" office:value="320" calcext:value-type="float">
            <text:p>320</text:p>
          </table:table-cell>
          <table:table-cell table:formula="of:=9*([.B17]/([.B17]+1000))" office:value-type="float" office:value="1.96875" calcext:value-type="float">
            <text:p>1.96875</text:p>
          </table:table-cell>
          <table:table-cell table:formula="of:=9*([.C17]/([.C17]+1000))" office:value-type="float" office:value="2.18181818181818" calcext:value-type="float">
            <text:p>2.18181818181818</text:p>
          </table:table-cell>
          <table:table-cell table:formula="of:=1-((566-[.A17])/(566-33))" office:value-type="percentage" office:value="0.463414634146341" calcext:value-type="percentage">
            <text:p>46.34%</text:p>
          </table:table-cell>
          <table:table-cell table:formula="of:=0+(([.D17]-[.$D$3])*(1))/([.$D$32]-[.$D$3])" office:value-type="percentage" office:value="0.566958841463415" calcext:value-type="percentage">
            <text:p>56.70%</text:p>
          </table:table-cell>
          <table:table-cell table:formula="of:=0+(([.E17]-[.$E$3])*(1))/([.$E$32]-[.$E$3])" office:value-type="percentage" office:value="0.363008130081301" calcext:value-type="percentage">
            <text:p>36.30%</text:p>
          </table:table-cell>
          <table:table-cell table:formula="of:=AVERAGE([.G17:.H17])" office:value-type="percentage" office:value="0.464983485772358" calcext:value-type="percentage">
            <text:p>46.50%</text:p>
          </table:table-cell>
          <table:table-cell table:formula="of:=[.$F17]-[.G17]" office:value-type="percentage" office:value="-0.103544207317074" calcext:value-type="percentage">
            <text:p>-10.35%</text:p>
          </table:table-cell>
          <table:table-cell table:formula="of:=[.$F17]-[.H17]" office:value-type="percentage" office:value="0.10040650406504" calcext:value-type="percentage">
            <text:p>10.04%</text:p>
          </table:table-cell>
          <table:table-cell table:style-name="ce1" table:formula="of:=[.$F17]-[.I17]" office:value-type="percentage" office:value="-0.00156885162601705" calcext:value-type="percentage">
            <text:p>-0.16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8]" office:value-type="float" office:value="300" calcext:value-type="float">
            <text:p>300</text:p>
          </table:table-cell>
          <table:table-cell table:formula="of:=600-[.A18]" office:value-type="float" office:value="300" calcext:value-type="float">
            <text:p>300</text:p>
          </table:table-cell>
          <table:table-cell table:formula="of:=9*([.B18]/([.B18]+1000))" office:value-type="float" office:value="2.07692307692308" calcext:value-type="float">
            <text:p>2.07692307692308</text:p>
          </table:table-cell>
          <table:table-cell table:formula="of:=9*([.C18]/([.C18]+1000))" office:value-type="float" office:value="2.07692307692308" calcext:value-type="float">
            <text:p>2.07692307692308</text:p>
          </table:table-cell>
          <table:table-cell table:formula="of:=1-((566-[.A18])/(566-33))" office:value-type="percentage" office:value="0.50093808630394" calcext:value-type="percentage">
            <text:p>50.09%</text:p>
          </table:table-cell>
          <table:table-cell table:formula="of:=0+(([.D18]-[.$D$3])*(1))/([.$D$32]-[.$D$3])" office:value-type="percentage" office:value="0.603437725501515" calcext:value-type="percentage">
            <text:p>60.34%</text:p>
          </table:table-cell>
          <table:table-cell table:formula="of:=0+(([.E18]-[.$E$3])*(1))/([.$E$32]-[.$E$3])" office:value-type="percentage" office:value="0.398438447106365" calcext:value-type="percentage">
            <text:p>39.84%</text:p>
          </table:table-cell>
          <table:table-cell table:formula="of:=AVERAGE([.G18:.H18])" office:value-type="percentage" office:value="0.50093808630394" calcext:value-type="percentage">
            <text:p>50.09%</text:p>
          </table:table-cell>
          <table:table-cell table:formula="of:=[.$F18]-[.G18]" office:value-type="percentage" office:value="-0.102499639197575" calcext:value-type="percentage">
            <text:p>-10.25%</text:p>
          </table:table-cell>
          <table:table-cell table:formula="of:=[.$F18]-[.H18]" office:value-type="percentage" office:value="0.102499639197575" calcext:value-type="percentage">
            <text:p>10.25%</text:p>
          </table:table-cell>
          <table:table-cell table:style-name="ce1" table:formula="of:=[.$F18]-[.I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19]" office:value-type="float" office:value="320" calcext:value-type="float">
            <text:p>320</text:p>
          </table:table-cell>
          <table:table-cell table:formula="of:=600-[.A19]" office:value-type="float" office:value="280" calcext:value-type="float">
            <text:p>280</text:p>
          </table:table-cell>
          <table:table-cell table:formula="of:=9*([.B19]/([.B19]+1000))" office:value-type="float" office:value="2.18181818181818" calcext:value-type="float">
            <text:p>2.18181818181818</text:p>
          </table:table-cell>
          <table:table-cell table:formula="of:=9*([.C19]/([.C19]+1000))" office:value-type="float" office:value="1.96875" calcext:value-type="float">
            <text:p>1.96875</text:p>
          </table:table-cell>
          <table:table-cell table:formula="of:=1-((566-[.A19])/(566-33))" office:value-type="percentage" office:value="0.538461538461538" calcext:value-type="percentage">
            <text:p>53.85%</text:p>
          </table:table-cell>
          <table:table-cell table:formula="of:=0+(([.D19]-[.$D$3])*(1))/([.$D$32]-[.$D$3])" office:value-type="percentage" office:value="0.638811188811189" calcext:value-type="percentage">
            <text:p>63.88%</text:p>
          </table:table-cell>
          <table:table-cell table:formula="of:=0+(([.E19]-[.$E$3])*(1))/([.$E$32]-[.$E$3])" office:value-type="percentage" office:value="0.434975961538462" calcext:value-type="percentage">
            <text:p>43.50%</text:p>
          </table:table-cell>
          <table:table-cell table:formula="of:=AVERAGE([.G19:.H19])" office:value-type="percentage" office:value="0.536893575174826" calcext:value-type="percentage">
            <text:p>53.69%</text:p>
          </table:table-cell>
          <table:table-cell table:formula="of:=[.$F19]-[.G19]" office:value-type="percentage" office:value="-0.100349650349651" calcext:value-type="percentage">
            <text:p>-10.03%</text:p>
          </table:table-cell>
          <table:table-cell table:formula="of:=[.$F19]-[.H19]" office:value-type="percentage" office:value="0.103485576923076" calcext:value-type="percentage">
            <text:p>10.35%</text:p>
          </table:table-cell>
          <table:table-cell table:style-name="ce1" table:formula="of:=[.$F19]-[.I19]" office:value-type="percentage" office:value="0.00156796328671249" calcext:value-type="percentage">
            <text:p>0.16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20]" office:value-type="float" office:value="340" calcext:value-type="float">
            <text:p>340</text:p>
          </table:table-cell>
          <table:table-cell table:formula="of:=600-[.A20]" office:value-type="float" office:value="260" calcext:value-type="float">
            <text:p>260</text:p>
          </table:table-cell>
          <table:table-cell table:formula="of:=9*([.B20]/([.B20]+1000))" office:value-type="float" office:value="2.28358208955224" calcext:value-type="float">
            <text:p>2.28358208955224</text:p>
          </table:table-cell>
          <table:table-cell table:formula="of:=9*([.C20]/([.C20]+1000))" office:value-type="float" office:value="1.85714285714286" calcext:value-type="float">
            <text:p>1.85714285714286</text:p>
          </table:table-cell>
          <table:table-cell table:formula="of:=1-((566-[.A20])/(566-33))" office:value-type="percentage" office:value="0.575984990619137" calcext:value-type="percentage">
            <text:p>57.60%</text:p>
          </table:table-cell>
          <table:table-cell table:formula="of:=0+(([.D20]-[.$D$3])*(1))/([.$D$32]-[.$D$3])" office:value-type="percentage" office:value="0.673128727842962" calcext:value-type="percentage">
            <text:p>67.31%</text:p>
          </table:table-cell>
          <table:table-cell table:formula="of:=0+(([.E20]-[.$E$3])*(1))/([.$E$32]-[.$E$3])" office:value-type="percentage" office:value="0.472673397063641" calcext:value-type="percentage">
            <text:p>47.27%</text:p>
          </table:table-cell>
          <table:table-cell table:formula="of:=AVERAGE([.G20:.H20])" office:value-type="percentage" office:value="0.572901062453302" calcext:value-type="percentage">
            <text:p>57.29%</text:p>
          </table:table-cell>
          <table:table-cell table:formula="of:=[.$F20]-[.G20]" office:value-type="percentage" office:value="-0.097143737223825" calcext:value-type="percentage">
            <text:p>-9.71%</text:p>
          </table:table-cell>
          <table:table-cell table:formula="of:=[.$F20]-[.H20]" office:value-type="percentage" office:value="0.103311593555496" calcext:value-type="percentage">
            <text:p>10.33%</text:p>
          </table:table-cell>
          <table:table-cell table:style-name="ce1" table:formula="of:=[.$F20]-[.I20]" office:value-type="percentage" office:value="0.00308392816583547" calcext:value-type="percentage">
            <text:p>0.31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21]" office:value-type="float" office:value="360" calcext:value-type="float">
            <text:p>360</text:p>
          </table:table-cell>
          <table:table-cell table:formula="of:=600-[.A21]" office:value-type="float" office:value="240" calcext:value-type="float">
            <text:p>240</text:p>
          </table:table-cell>
          <table:table-cell table:formula="of:=9*([.B21]/([.B21]+1000))" office:value-type="float" office:value="2.38235294117647" calcext:value-type="float">
            <text:p>2.38235294117647</text:p>
          </table:table-cell>
          <table:table-cell table:formula="of:=9*([.C21]/([.C21]+1000))" office:value-type="float" office:value="1.74193548387097" calcext:value-type="float">
            <text:p>1.74193548387097</text:p>
          </table:table-cell>
          <table:table-cell table:formula="of:=1-((566-[.A21])/(566-33))" office:value-type="percentage" office:value="0.613508442776735" calcext:value-type="percentage">
            <text:p>61.35%</text:p>
          </table:table-cell>
          <table:table-cell table:formula="of:=0+(([.D21]-[.$D$3])*(1))/([.$D$32]-[.$D$3])" office:value-type="percentage" office:value="0.706436927491447" calcext:value-type="percentage">
            <text:p>70.64%</text:p>
          </table:table-cell>
          <table:table-cell table:formula="of:=0+(([.E21]-[.$E$3])*(1))/([.$E$32]-[.$E$3])" office:value-type="percentage" office:value="0.511586878896084" calcext:value-type="percentage">
            <text:p>51.16%</text:p>
          </table:table-cell>
          <table:table-cell table:formula="of:=AVERAGE([.G21:.H21])" office:value-type="percentage" office:value="0.609011903193766" calcext:value-type="percentage">
            <text:p>60.90%</text:p>
          </table:table-cell>
          <table:table-cell table:formula="of:=[.$F21]-[.G21]" office:value-type="percentage" office:value="-0.0929284847147121" calcext:value-type="percentage">
            <text:p>-9.29%</text:p>
          </table:table-cell>
          <table:table-cell table:formula="of:=[.$F21]-[.H21]" office:value-type="percentage" office:value="0.101921563880651" calcext:value-type="percentage">
            <text:p>10.19%</text:p>
          </table:table-cell>
          <table:table-cell table:style-name="ce1" table:formula="of:=[.$F21]-[.I21]" office:value-type="percentage" office:value="0.00449653958296947" calcext:value-type="percentage">
            <text:p>0.45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22]" office:value-type="float" office:value="380" calcext:value-type="float">
            <text:p>380</text:p>
          </table:table-cell>
          <table:table-cell table:formula="of:=600-[.A22]" office:value-type="float" office:value="220" calcext:value-type="float">
            <text:p>220</text:p>
          </table:table-cell>
          <table:table-cell table:formula="of:=9*([.B22]/([.B22]+1000))" office:value-type="float" office:value="2.47826086956522" calcext:value-type="float">
            <text:p>2.47826086956522</text:p>
          </table:table-cell>
          <table:table-cell table:formula="of:=9*([.C22]/([.C22]+1000))" office:value-type="float" office:value="1.62295081967213" calcext:value-type="float">
            <text:p>1.62295081967213</text:p>
          </table:table-cell>
          <table:table-cell table:formula="of:=1-((566-[.A22])/(566-33))" office:value-type="percentage" office:value="0.651031894934334" calcext:value-type="percentage">
            <text:p>65.10%</text:p>
          </table:table-cell>
          <table:table-cell table:formula="of:=0+(([.D22]-[.$D$3])*(1))/([.$D$32]-[.$D$3])" office:value-type="percentage" office:value="0.738779672077657" calcext:value-type="percentage">
            <text:p>73.88%</text:p>
          </table:table-cell>
          <table:table-cell table:formula="of:=0+(([.E22]-[.$E$3])*(1))/([.$E$32]-[.$E$3])" office:value-type="percentage" office:value="0.551776212591886" calcext:value-type="percentage">
            <text:p>55.18%</text:p>
          </table:table-cell>
          <table:table-cell table:formula="of:=AVERAGE([.G22:.H22])" office:value-type="percentage" office:value="0.645277942334772" calcext:value-type="percentage">
            <text:p>64.53%</text:p>
          </table:table-cell>
          <table:table-cell table:formula="of:=[.$F22]-[.G22]" office:value-type="percentage" office:value="-0.0877477771433231" calcext:value-type="percentage">
            <text:p>-8.77%</text:p>
          </table:table-cell>
          <table:table-cell table:formula="of:=[.$F22]-[.H22]" office:value-type="percentage" office:value="0.099255682342448" calcext:value-type="percentage">
            <text:p>9.93%</text:p>
          </table:table-cell>
          <table:table-cell table:style-name="ce1" table:formula="of:=[.$F22]-[.I22]" office:value-type="percentage" office:value="0.00575395259956246" calcext:value-type="percentage">
            <text:p>0.58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23]" office:value-type="float" office:value="400" calcext:value-type="float">
            <text:p>400</text:p>
          </table:table-cell>
          <table:table-cell table:formula="of:=600-[.A23]" office:value-type="float" office:value="200" calcext:value-type="float">
            <text:p>200</text:p>
          </table:table-cell>
          <table:table-cell table:formula="of:=9*([.B23]/([.B23]+1000))" office:value-type="float" office:value="2.57142857142857" calcext:value-type="float">
            <text:p>2.57142857142857</text:p>
          </table:table-cell>
          <table:table-cell table:formula="of:=9*([.C23]/([.C23]+1000))" office:value-type="float" office:value="1.5" calcext:value-type="float">
            <text:p>1.5</text:p>
          </table:table-cell>
          <table:table-cell table:formula="of:=1-((566-[.A23])/(566-33))" office:value-type="percentage" office:value="0.688555347091932" calcext:value-type="percentage">
            <text:p>68.86%</text:p>
          </table:table-cell>
          <table:table-cell table:formula="of:=0+(([.D23]-[.$D$3])*(1))/([.$D$32]-[.$D$3])" office:value-type="percentage" office:value="0.770198338247119" calcext:value-type="percentage">
            <text:p>77.02%</text:p>
          </table:table-cell>
          <table:table-cell table:formula="of:=0+(([.E23]-[.$E$3])*(1))/([.$E$32]-[.$E$3])" office:value-type="percentage" office:value="0.593305190744215" calcext:value-type="percentage">
            <text:p>59.33%</text:p>
          </table:table-cell>
          <table:table-cell table:formula="of:=AVERAGE([.G23:.H23])" office:value-type="percentage" office:value="0.681751764495667" calcext:value-type="percentage">
            <text:p>68.18%</text:p>
          </table:table-cell>
          <table:table-cell table:formula="of:=[.$F23]-[.G23]" office:value-type="percentage" office:value="-0.081642991155187" calcext:value-type="percentage">
            <text:p>-8.16%</text:p>
          </table:table-cell>
          <table:table-cell table:formula="of:=[.$F23]-[.H23]" office:value-type="percentage" office:value="0.0952501563477171" calcext:value-type="percentage">
            <text:p>9.53%</text:p>
          </table:table-cell>
          <table:table-cell table:style-name="ce1" table:formula="of:=[.$F23]-[.I23]" office:value-type="percentage" office:value="0.00680358259626501" calcext:value-type="percentage">
            <text:p>0.68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24]" office:value-type="float" office:value="420" calcext:value-type="float">
            <text:p>420</text:p>
          </table:table-cell>
          <table:table-cell table:formula="of:=600-[.A24]" office:value-type="float" office:value="180" calcext:value-type="float">
            <text:p>180</text:p>
          </table:table-cell>
          <table:table-cell table:formula="of:=9*([.B24]/([.B24]+1000))" office:value-type="float" office:value="2.66197183098592" calcext:value-type="float">
            <text:p>2.66197183098592</text:p>
          </table:table-cell>
          <table:table-cell table:formula="of:=9*([.C24]/([.C24]+1000))" office:value-type="float" office:value="1.3728813559322" calcext:value-type="float">
            <text:p>1.3728813559322</text:p>
          </table:table-cell>
          <table:table-cell table:formula="of:=1-((566-[.A24])/(566-33))" office:value-type="percentage" office:value="0.726078799249531" calcext:value-type="percentage">
            <text:p>72.61%</text:p>
          </table:table-cell>
          <table:table-cell table:formula="of:=0+(([.D24]-[.$D$3])*(1))/([.$D$32]-[.$D$3])" office:value-type="percentage" office:value="0.800731971566736" calcext:value-type="percentage">
            <text:p>80.07%</text:p>
          </table:table-cell>
          <table:table-cell table:formula="of:=0+(([.E24]-[.$E$3])*(1))/([.$E$32]-[.$E$3])" office:value-type="percentage" office:value="0.636241930867809" calcext:value-type="percentage">
            <text:p>63.62%</text:p>
          </table:table-cell>
          <table:table-cell table:formula="of:=AVERAGE([.G24:.H24])" office:value-type="percentage" office:value="0.718486951217273" calcext:value-type="percentage">
            <text:p>71.85%</text:p>
          </table:table-cell>
          <table:table-cell table:formula="of:=[.$F24]-[.G24]" office:value-type="percentage" office:value="-0.074653172317205" calcext:value-type="percentage">
            <text:p>-7.47%</text:p>
          </table:table-cell>
          <table:table-cell table:formula="of:=[.$F24]-[.H24]" office:value-type="percentage" office:value="0.089836868381722" calcext:value-type="percentage">
            <text:p>8.98%</text:p>
          </table:table-cell>
          <table:table-cell table:style-name="ce1" table:formula="of:=[.$F24]-[.I24]" office:value-type="percentage" office:value="0.00759184803225854" calcext:value-type="percentage">
            <text:p>0.76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25]" office:value-type="float" office:value="440" calcext:value-type="float">
            <text:p>440</text:p>
          </table:table-cell>
          <table:table-cell table:formula="of:=600-[.A25]" office:value-type="float" office:value="160" calcext:value-type="float">
            <text:p>160</text:p>
          </table:table-cell>
          <table:table-cell table:formula="of:=9*([.B25]/([.B25]+1000))" office:value-type="float" office:value="2.75" calcext:value-type="float">
            <text:p>2.75</text:p>
          </table:table-cell>
          <table:table-cell table:formula="of:=9*([.C25]/([.C25]+1000))" office:value-type="float" office:value="1.24137931034483" calcext:value-type="float">
            <text:p>1.24137931034483</text:p>
          </table:table-cell>
          <table:table-cell table:formula="of:=1-((566-[.A25])/(566-33))" office:value-type="percentage" office:value="0.76360225140713" calcext:value-type="percentage">
            <text:p>76.36%</text:p>
          </table:table-cell>
          <table:table-cell table:formula="of:=0+(([.D25]-[.$D$3])*(1))/([.$D$32]-[.$D$3])" office:value-type="percentage" office:value="0.830417448405253" calcext:value-type="percentage">
            <text:p>83.04%</text:p>
          </table:table-cell>
          <table:table-cell table:formula="of:=0+(([.E25]-[.$E$3])*(1))/([.$E$32]-[.$E$3])" office:value-type="percentage" office:value="0.680659248237045" calcext:value-type="percentage">
            <text:p>68.07%</text:p>
          </table:table-cell>
          <table:table-cell table:formula="of:=AVERAGE([.G25:.H25])" office:value-type="percentage" office:value="0.755538348321149" calcext:value-type="percentage">
            <text:p>75.55%</text:p>
          </table:table-cell>
          <table:table-cell table:formula="of:=[.$F25]-[.G25]" office:value-type="percentage" office:value="-0.066815196998123" calcext:value-type="percentage">
            <text:p>-6.68%</text:p>
          </table:table-cell>
          <table:table-cell table:formula="of:=[.$F25]-[.H25]" office:value-type="percentage" office:value="0.082943003170085" calcext:value-type="percentage">
            <text:p>8.29%</text:p>
          </table:table-cell>
          <table:table-cell table:style-name="ce1" table:formula="of:=[.$F25]-[.I25]" office:value-type="percentage" office:value="0.00806390308598093" calcext:value-type="percentage">
            <text:p>0.81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26]" office:value-type="float" office:value="460" calcext:value-type="float">
            <text:p>460</text:p>
          </table:table-cell>
          <table:table-cell table:formula="of:=600-[.A26]" office:value-type="float" office:value="140" calcext:value-type="float">
            <text:p>140</text:p>
          </table:table-cell>
          <table:table-cell table:formula="of:=9*([.B26]/([.B26]+1000))" office:value-type="float" office:value="2.83561643835616" calcext:value-type="float">
            <text:p>2.83561643835616</text:p>
          </table:table-cell>
          <table:table-cell table:formula="of:=9*([.C26]/([.C26]+1000))" office:value-type="float" office:value="1.10526315789474" calcext:value-type="float">
            <text:p>1.10526315789474</text:p>
          </table:table-cell>
          <table:table-cell table:formula="of:=1-((566-[.A26])/(566-33))" office:value-type="percentage" office:value="0.801125703564728" calcext:value-type="percentage">
            <text:p>80.11%</text:p>
          </table:table-cell>
          <table:table-cell table:formula="of:=0+(([.D26]-[.$D$3])*(1))/([.$D$32]-[.$D$3])" office:value-type="percentage" office:value="0.859289624508469" calcext:value-type="percentage">
            <text:p>85.93%</text:p>
          </table:table-cell>
          <table:table-cell table:formula="of:=0+(([.E26]-[.$E$3])*(1))/([.$E$32]-[.$E$3])" office:value-type="percentage" office:value="0.726635067970113" calcext:value-type="percentage">
            <text:p>72.66%</text:p>
          </table:table-cell>
          <table:table-cell table:formula="of:=AVERAGE([.G26:.H26])" office:value-type="percentage" office:value="0.792962346239291" calcext:value-type="percentage">
            <text:p>79.30%</text:p>
          </table:table-cell>
          <table:table-cell table:formula="of:=[.$F26]-[.G26]" office:value-type="percentage" office:value="-0.058163920943741" calcext:value-type="percentage">
            <text:p>-5.82%</text:p>
          </table:table-cell>
          <table:table-cell table:formula="of:=[.$F26]-[.H26]" office:value-type="percentage" office:value="0.074490635594615" calcext:value-type="percentage">
            <text:p>7.45%</text:p>
          </table:table-cell>
          <table:table-cell table:style-name="ce1" table:formula="of:=[.$F26]-[.I26]" office:value-type="percentage" office:value="0.00816335732543705" calcext:value-type="percentage">
            <text:p>0.82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27]" office:value-type="float" office:value="480" calcext:value-type="float">
            <text:p>480</text:p>
          </table:table-cell>
          <table:table-cell table:formula="of:=600-[.A27]" office:value-type="float" office:value="120" calcext:value-type="float">
            <text:p>120</text:p>
          </table:table-cell>
          <table:table-cell table:formula="of:=9*([.B27]/([.B27]+1000))" office:value-type="float" office:value="2.91891891891892" calcext:value-type="float">
            <text:p>2.91891891891892</text:p>
          </table:table-cell>
          <table:table-cell table:formula="of:=9*([.C27]/([.C27]+1000))" office:value-type="float" office:value="0.964285714285714" calcext:value-type="float">
            <text:p>0.964285714285714</text:p>
          </table:table-cell>
          <table:table-cell table:formula="of:=1-((566-[.A27])/(566-33))" office:value-type="percentage" office:value="0.838649155722327" calcext:value-type="percentage">
            <text:p>83.86%</text:p>
          </table:table-cell>
          <table:table-cell table:formula="of:=0+(([.D27]-[.$D$3])*(1))/([.$D$32]-[.$D$3])" office:value-type="percentage" office:value="0.887381471527813" calcext:value-type="percentage">
            <text:p>88.74%</text:p>
          </table:table-cell>
          <table:table-cell table:formula="of:=0+(([.E27]-[.$E$3])*(1))/([.$E$32]-[.$E$3])" office:value-type="percentage" office:value="0.774252881265076" calcext:value-type="percentage">
            <text:p>77.43%</text:p>
          </table:table-cell>
          <table:table-cell table:formula="of:=AVERAGE([.G27:.H27])" office:value-type="percentage" office:value="0.830817176396445" calcext:value-type="percentage">
            <text:p>83.08%</text:p>
          </table:table-cell>
          <table:table-cell table:formula="of:=[.$F27]-[.G27]" office:value-type="percentage" office:value="-0.048732315805486" calcext:value-type="percentage">
            <text:p>-4.87%</text:p>
          </table:table-cell>
          <table:table-cell table:formula="of:=[.$F27]-[.H27]" office:value-type="percentage" office:value="0.0643962744572511" calcext:value-type="percentage">
            <text:p>6.44%</text:p>
          </table:table-cell>
          <table:table-cell table:style-name="ce1" table:formula="of:=[.$F27]-[.I27]" office:value-type="percentage" office:value="0.00783197932588253" calcext:value-type="percentage">
            <text:p>0.78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8]" office:value-type="float" office:value="500" calcext:value-type="float">
            <text:p>500</text:p>
          </table:table-cell>
          <table:table-cell table:formula="of:=600-[.A28]" office:value-type="float" office:value="100" calcext:value-type="float">
            <text:p>100</text:p>
          </table:table-cell>
          <table:table-cell table:formula="of:=9*([.B28]/([.B28]+1000))" office:value-type="float" office:value="3" calcext:value-type="float">
            <text:p>3</text:p>
          </table:table-cell>
          <table:table-cell table:formula="of:=9*([.C28]/([.C28]+1000))" office:value-type="float" office:value="0.818181818181818" calcext:value-type="float">
            <text:p>0.818181818181818</text:p>
          </table:table-cell>
          <table:table-cell table:formula="of:=1-((566-[.A28])/(566-33))" office:value-type="percentage" office:value="0.876172607879925" calcext:value-type="percentage">
            <text:p>87.62%</text:p>
          </table:table-cell>
          <table:table-cell table:formula="of:=0+(([.D28]-[.$D$3])*(1))/([.$D$32]-[.$D$3])" office:value-type="percentage" office:value="0.914724202626642" calcext:value-type="percentage">
            <text:p>91.47%</text:p>
          </table:table-cell>
          <table:table-cell table:formula="of:=0+(([.E28]-[.$E$3])*(1))/([.$E$32]-[.$E$3])" office:value-type="percentage" office:value="0.823602251407129" calcext:value-type="percentage">
            <text:p>82.36%</text:p>
          </table:table-cell>
          <table:table-cell table:formula="of:=AVERAGE([.G28:.H28])" office:value-type="percentage" office:value="0.869163227016885" calcext:value-type="percentage">
            <text:p>86.92%</text:p>
          </table:table-cell>
          <table:table-cell table:formula="of:=[.$F28]-[.G28]" office:value-type="percentage" office:value="-0.038551594746717" calcext:value-type="percentage">
            <text:p>-3.86%</text:p>
          </table:table-cell>
          <table:table-cell table:formula="of:=[.$F28]-[.H28]" office:value-type="percentage" office:value="0.0525703564727961" calcext:value-type="percentage">
            <text:p>5.26%</text:p>
          </table:table-cell>
          <table:table-cell table:style-name="ce1" table:formula="of:=[.$F28]-[.I28]" office:value-type="percentage" office:value="0.00700938086303959" calcext:value-type="percentage">
            <text:p>0.70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29]" office:value-type="float" office:value="520" calcext:value-type="float">
            <text:p>520</text:p>
          </table:table-cell>
          <table:table-cell table:formula="of:=600-[.A29]" office:value-type="float" office:value="80" calcext:value-type="float">
            <text:p>80</text:p>
          </table:table-cell>
          <table:table-cell table:formula="of:=9*([.B29]/([.B29]+1000))" office:value-type="float" office:value="3.07894736842105" calcext:value-type="float">
            <text:p>3.07894736842105</text:p>
          </table:table-cell>
          <table:table-cell table:formula="of:=9*([.C29]/([.C29]+1000))" office:value-type="float" office:value="0.666666666666667" calcext:value-type="float">
            <text:p>0.666666666666667</text:p>
          </table:table-cell>
          <table:table-cell table:formula="of:=1-((566-[.A29])/(566-33))" office:value-type="percentage" office:value="0.913696060037524" calcext:value-type="percentage">
            <text:p>91.37%</text:p>
          </table:table-cell>
          <table:table-cell table:formula="of:=0+(([.D29]-[.$D$3])*(1))/([.$D$32]-[.$D$3])" office:value-type="percentage" office:value="0.941347388170238" calcext:value-type="percentage">
            <text:p>94.13%</text:p>
          </table:table-cell>
          <table:table-cell table:formula="of:=0+(([.E29]-[.$E$3])*(1))/([.$E$32]-[.$E$3])" office:value-type="percentage" office:value="0.874779375998888" calcext:value-type="percentage">
            <text:p>87.48%</text:p>
          </table:table-cell>
          <table:table-cell table:formula="of:=AVERAGE([.G29:.H29])" office:value-type="percentage" office:value="0.908063382084563" calcext:value-type="percentage">
            <text:p>90.81%</text:p>
          </table:table-cell>
          <table:table-cell table:formula="of:=[.$F29]-[.G29]" office:value-type="percentage" office:value="-0.027651328132714" calcext:value-type="percentage">
            <text:p>-2.77%</text:p>
          </table:table-cell>
          <table:table-cell table:formula="of:=[.$F29]-[.H29]" office:value-type="percentage" office:value="0.038916684038636" calcext:value-type="percentage">
            <text:p>3.89%</text:p>
          </table:table-cell>
          <table:table-cell table:style-name="ce1" table:formula="of:=[.$F29]-[.I29]" office:value-type="percentage" office:value="0.00563267795296107" calcext:value-type="percentage">
            <text:p>0.56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30]" office:value-type="float" office:value="540" calcext:value-type="float">
            <text:p>540</text:p>
          </table:table-cell>
          <table:table-cell table:formula="of:=600-[.A30]" office:value-type="float" office:value="60" calcext:value-type="float">
            <text:p>60</text:p>
          </table:table-cell>
          <table:table-cell table:formula="of:=9*([.B30]/([.B30]+1000))" office:value-type="float" office:value="3.15584415584416" calcext:value-type="float">
            <text:p>3.15584415584416</text:p>
          </table:table-cell>
          <table:table-cell table:formula="of:=9*([.C30]/([.C30]+1000))" office:value-type="float" office:value="0.509433962264151" calcext:value-type="float">
            <text:p>0.509433962264151</text:p>
          </table:table-cell>
          <table:table-cell table:formula="of:=1-((566-[.A30])/(566-33))" office:value-type="percentage" office:value="0.951219512195122" calcext:value-type="percentage">
            <text:p>95.12%</text:p>
          </table:table-cell>
          <table:table-cell table:formula="of:=0+(([.D30]-[.$D$3])*(1))/([.$D$32]-[.$D$3])" office:value-type="percentage" office:value="0.967279062401014" calcext:value-type="percentage">
            <text:p>96.73%</text:p>
          </table:table-cell>
          <table:table-cell table:formula="of:=0+(([.E30]-[.$E$3])*(1))/([.$E$32]-[.$E$3])" office:value-type="percentage" office:value="0.927887712839392" calcext:value-type="percentage">
            <text:p>92.79%</text:p>
          </table:table-cell>
          <table:table-cell table:formula="of:=AVERAGE([.G30:.H30])" office:value-type="percentage" office:value="0.947583387620203" calcext:value-type="percentage">
            <text:p>94.76%</text:p>
          </table:table-cell>
          <table:table-cell table:formula="of:=[.$F30]-[.G30]" office:value-type="percentage" office:value="-0.016059550205892" calcext:value-type="percentage">
            <text:p>-1.61%</text:p>
          </table:table-cell>
          <table:table-cell table:formula="of:=[.$F30]-[.H30]" office:value-type="percentage" office:value="0.02333179935573" calcext:value-type="percentage">
            <text:p>2.33%</text:p>
          </table:table-cell>
          <table:table-cell table:style-name="ce1" table:formula="of:=[.$F30]-[.I30]" office:value-type="percentage" office:value="0.00363612457491902" calcext:value-type="percentage">
            <text:p>0.36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31]" office:value-type="float" office:value="560" calcext:value-type="float">
            <text:p>560</text:p>
          </table:table-cell>
          <table:table-cell table:formula="of:=600-[.A31]" office:value-type="float" office:value="40" calcext:value-type="float">
            <text:p>40</text:p>
          </table:table-cell>
          <table:table-cell table:formula="of:=9*([.B31]/([.B31]+1000))" office:value-type="float" office:value="3.23076923076923" calcext:value-type="float">
            <text:p>3.23076923076923</text:p>
          </table:table-cell>
          <table:table-cell table:formula="of:=9*([.C31]/([.C31]+1000))" office:value-type="float" office:value="0.346153846153846" calcext:value-type="float">
            <text:p>0.346153846153846</text:p>
          </table:table-cell>
          <table:table-cell table:formula="of:=1-((566-[.A31])/(566-33))" office:value-type="percentage" office:value="0.988742964352721" calcext:value-type="percentage">
            <text:p>98.87%</text:p>
          </table:table-cell>
          <table:table-cell table:formula="of:=0+(([.D31]-[.$D$3])*(1))/([.$D$32]-[.$D$3])" office:value-type="percentage" office:value="0.992545821907923" calcext:value-type="percentage">
            <text:p>99.25%</text:p>
          </table:table-cell>
          <table:table-cell table:formula="of:=0+(([.E31]-[.$E$3])*(1))/([.$E$32]-[.$E$3])" office:value-type="percentage" office:value="0.983038678019916" calcext:value-type="percentage">
            <text:p>98.30%</text:p>
          </table:table-cell>
          <table:table-cell table:formula="of:=AVERAGE([.G31:.H31])" office:value-type="percentage" office:value="0.98779224996392" calcext:value-type="percentage">
            <text:p>98.78%</text:p>
          </table:table-cell>
          <table:table-cell table:formula="of:=[.$F31]-[.G31]" office:value-type="percentage" office:value="-0.00380285755520193" calcext:value-type="percentage">
            <text:p>-0.38%</text:p>
          </table:table-cell>
          <table:table-cell table:formula="of:=[.$F31]-[.H31]" office:value-type="percentage" office:value="0.00570428633280506" calcext:value-type="percentage">
            <text:p>0.57%</text:p>
          </table:table-cell>
          <table:table-cell table:style-name="ce1" table:formula="of:=[.$F31]-[.I31]" office:value-type="percentage" office:value="0.000950714388801566" calcext:value-type="percentage">
            <text:p>0.10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32]" office:value-type="float" office:value="566" calcext:value-type="float">
            <text:p>566</text:p>
          </table:table-cell>
          <table:table-cell table:formula="of:=600-[.A32]" office:value-type="float" office:value="34" calcext:value-type="float">
            <text:p>34</text:p>
          </table:table-cell>
          <table:table-cell table:formula="of:=9*([.B32]/([.B32]+1000))" office:value-type="float" office:value="3.25287356321839" calcext:value-type="float">
            <text:p>3.25287356321839</text:p>
          </table:table-cell>
          <table:table-cell table:formula="of:=9*([.C32]/([.C32]+1000))" office:value-type="float" office:value="0.295938104448743" calcext:value-type="float">
            <text:p>0.295938104448743</text:p>
          </table:table-cell>
          <table:table-cell table:formula="of:=1-((566-[.A32])/(566-33))" office:value-type="percentage" office:value="1" calcext:value-type="percentage">
            <text:p>100.00%</text:p>
          </table:table-cell>
          <table:table-cell table:formula="of:=0+(([.D32]-[.$D$3])*(1))/([.$D$32]-[.$D$3])" office:value-type="percentage" office:value="1" calcext:value-type="percentage">
            <text:p>100.00%</text:p>
          </table:table-cell>
          <table:table-cell table:formula="of:=0+(([.E32]-[.$E$3])*(1))/([.$E$32]-[.$E$3])" office:value-type="percentage" office:value="1" calcext:value-type="percentage">
            <text:p>100.00%</text:p>
          </table:table-cell>
          <table:table-cell table:formula="of:=AVERAGE([.G32:.H32])" office:value-type="percentage" office:value="1" calcext:value-type="percentage">
            <text:p>100.00%</text:p>
          </table:table-cell>
          <table:table-cell table:formula="of:=[.$F32]-[.G32]" office:value-type="percentage" office:value="0" calcext:value-type="percentage">
            <text:p>0.00%</text:p>
          </table:table-cell>
          <table:table-cell table:formula="of:=[.$F32]-[.H32]" office:value-type="percentage" office:value="0" calcext:value-type="percentage">
            <text:p>0.00%</text:p>
          </table:table-cell>
          <table:table-cell table:style-name="ce1" table:formula="of:=[.$F32]-[.I32]" office:value-type="percentage" office:value="0" calcext:value-type="percentage">
            <text:p>0.00%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00000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7:32:21.60290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00:18:44.339723600</meta:creation-date>
    <dc:date>2025-06-24T18:51:04.013257400</dc:date>
    <meta:editing-duration>PT22H33M34S</meta:editing-duration>
    <meta:editing-cycles>53</meta:editing-cycles>
    <meta:generator>LibreOffice/25.2.4.3$Windows_X86_64 LibreOffice_project/33e196637044ead23f5c3226cde09b47731f7e27</meta:generator>
    <meta:document-statistic meta:table-count="1" meta:cell-count="37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svg:stroke-width="0.018cm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maximum="3.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6.204cm" svg:height="10.991cm" xlink:href=".." xlink:type="simple" chart:class="chart:scatter" chart:style-name="ch1">
        <chart:legend chart:legend-position="end" svg:x="20.899cm" svg:y="1.851cm" style:legend-expansion="custom" svg:width="5.169cm" svg:height="8.186cm" style:legend-expansion-aspect-ratio="0.631443928658686" chart:style-name="ch2"/>
        <chart:plot-area chart:style-name="ch3" svg:x="0.959cm" svg:y="0.314cm" svg:width="19.753cm" svg:height="10.358cm">
          <chart:coordinate-region svg:x="2.631cm" svg:y="0.516cm" svg:width="18.081cm" svg:height="9.503cm"/>
          <chart:axis chart:dimension="x" chart:name="primary-x" chart:style-name="ch4">
            <chart:title svg:x="10.239cm" svg:y="10.441cm" chart:style-name="ch5">
              <text:p><text:span text:style-name="T1">Voltage</text:span></text:p>
            </chart:title>
          </chart:axis>
          <chart:axis chart:dimension="y" chart:name="primary-y" chart:style-name="ch6">
            <chart:title svg:x="0cm" svg:y="5.991cm" chart:style-name="ch7">
              <text:p><text:span text:style-name="T1">% Full</text:span></text:p>
            </chart:title>
            <chart:grid chart:style-name="ch8" chart:class="major"/>
          </chart:axis>
          <chart:series chart:style-name="ch9" chart:values-cell-range-address="Sheet1.F3:Sheet1.F32" chart:label-cell-address="Sheet1.D2:Sheet1.D2" chart:class="chart:scatter">
            <chart:domain table:cell-range-address="Sheet1.D3:Sheet1.D32"/>
            <chart:data-point chart:repeated="30"/>
          </chart:series>
          <chart:series chart:style-name="ch10" chart:values-cell-range-address="Sheet1.F3:Sheet1.F3 Sheet1.F32:Sheet1.F32" loext:label-string="&quot;Linear A&quot;" chart:class="chart:scatter">
            <chart:domain table:cell-range-address="Sheet1.D3:Sheet1.D3 Sheet1.D32:Sheet1.D32"/>
            <chart:data-point chart:repeated="2"/>
          </chart:series>
          <chart:series chart:style-name="ch11" chart:values-cell-range-address="Sheet1.F3:Sheet1.F32" chart:label-cell-address="Sheet1.E2:Sheet1.E2" chart:class="chart:scatter">
            <chart:domain table:cell-range-address="Sheet1.E3:Sheet1.E32"/>
            <chart:data-point chart:repeated="30"/>
          </chart:series>
          <chart:series chart:style-name="ch12" chart:values-cell-range-address="Sheet1.F3:Sheet1.F3 Sheet1.F32:Sheet1.F32" loext:label-string="&quot;Linear B&quot;" chart:class="chart:scatter">
            <chart:domain table:cell-range-address="Sheet1.E3:Sheet1.E3 Sheet1.E32:Sheet1.E3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eg(A)(V)</text:p>
                <draw:g>
                  <svg:desc>Sheet1.D2:Sheet1.D2</svg:desc>
                </draw:g>
              </table:table-cell>
              <table:table-cell office:value-type="string">
                <text:p/>
              </table:table-cell>
              <table:table-cell office:value-type="string">
                <text:p>Linear A</text:p>
              </table:table-cell>
              <table:table-cell office:value-type="string">
                <text:p>Column E</text:p>
              </table:table-cell>
              <table:table-cell office:value-type="string">
                <text:p>Leg(B)(V)</text:p>
                <draw:g>
                  <svg:desc>Sheet1.E2:Sheet1.E2</svg:desc>
                </draw:g>
              </table:table-cell>
              <table:table-cell office:value-type="string">
                <text:p/>
              </table:table-cell>
              <table:table-cell office:value-type="string">
                <text:p>Linear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7512100677638">
                <text:p>0.287512100677638</text:p>
                <draw:g>
                  <svg:desc>Sheet1.D3:Sheet1.D32</svg:desc>
                </draw:g>
              </table:table-cell>
              <table:table-cell office:value-type="float" office:value="0">
                <text:p>0</text:p>
                <draw:g>
                  <svg:desc>Sheet1.F3:Sheet1.F32</svg:desc>
                </draw:g>
              </table:table-cell>
              <table:table-cell office:value-type="float" office:value="0.287512100677638">
                <text:p>0.287512100677638</text:p>
                <draw:g>
                  <svg:desc>Sheet1.D3:Sheet1.D3 Sheet1.D32:Sheet1.D32</svg:desc>
                </draw:g>
              </table:table-cell>
              <table:table-cell office:value-type="float" office:value="0">
                <text:p>0</text:p>
                <draw:g>
                  <svg:desc>Sheet1.F3:Sheet1.F3 Sheet1.F32:Sheet1.F32</svg:desc>
                </draw:g>
              </table:table-cell>
              <table:table-cell office:value-type="float" office:value="3.25654116145501">
                <text:p>3.25654116145501</text:p>
                <draw:g>
                  <svg:desc>Sheet1.E3:Sheet1.E32</svg:desc>
                </draw:g>
              </table:table-cell>
              <table:table-cell office:value-type="float" office:value="0">
                <text:p>0</text:p>
                <draw:g>
                  <svg:desc>Sheet1.F3:Sheet1.F32</svg:desc>
                </draw:g>
              </table:table-cell>
              <table:table-cell office:value-type="float" office:value="3.25654116145501">
                <text:p>3.25654116145501</text:p>
                <draw:g>
                  <svg:desc>Sheet1.E3:Sheet1.E3 Sheet1.E32:Sheet1.E32</svg:desc>
                </draw:g>
              </table:table-cell>
              <table:table-cell office:value-type="float" office:value="0">
                <text:p>0</text:p>
                <draw:g>
                  <svg:desc>Sheet1.F3:Sheet1.F3 Sheet1.F32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00375234521575984">
                <text:p>0.00375234521575984</text:p>
              </table:table-cell>
              <table:table-cell office:value-type="float" office:value="3.25287356321839">
                <text:p>3.25287356321839</text:p>
              </table:table-cell>
              <table:table-cell office:value-type="float" office:value="1">
                <text:p>1</text:p>
              </table:table-cell>
              <table:table-cell office:value-type="float" office:value="3.24920127795527">
                <text:p>3.24920127795527</text:p>
              </table:table-cell>
              <table:table-cell office:value-type="float" office:value="0.00375234521575984">
                <text:p>0.00375234521575984</text:p>
              </table:table-cell>
              <table:table-cell office:value-type="float" office:value="0.295938104448743">
                <text:p>0.295938104448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0131332082551595">
                <text:p>0.013133208255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0.0131332082551595">
                <text:p>0.013133208255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050656660412758">
                <text:p>0.05065666041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584415584416">
                <text:p>3.15584415584416</text:p>
              </table:table-cell>
              <table:table-cell office:value-type="float" office:value="0.050656660412758">
                <text:p>0.05065666041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881801125703565">
                <text:p>0.088180112570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894736842105">
                <text:p>3.07894736842105</text:p>
              </table:table-cell>
              <table:table-cell office:value-type="float" office:value="0.0881801125703565">
                <text:p>0.088180112570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125703564727955">
                <text:p>0.12570356472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25703564727955">
                <text:p>0.12570356472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163227016885554">
                <text:p>0.16322701688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891891891892">
                <text:p>2.91891891891892</text:p>
              </table:table-cell>
              <table:table-cell office:value-type="float" office:value="0.163227016885554">
                <text:p>0.16322701688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0.200750469043152">
                <text:p>0.20075046904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561643835616">
                <text:p>2.83561643835616</text:p>
              </table:table-cell>
              <table:table-cell office:value-type="float" office:value="0.200750469043152">
                <text:p>0.20075046904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137931034483">
                <text:p>1.24137931034483</text:p>
              </table:table-cell>
              <table:table-cell office:value-type="float" office:value="0.23827392120075">
                <text:p>0.2382739212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23827392120075">
                <text:p>0.2382739212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728813559322">
                <text:p>1.3728813559322</text:p>
              </table:table-cell>
              <table:table-cell office:value-type="float" office:value="0.275797373358349">
                <text:p>0.27579737335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197183098592">
                <text:p>2.66197183098592</text:p>
              </table:table-cell>
              <table:table-cell office:value-type="float" office:value="0.275797373358349">
                <text:p>0.27579737335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313320825515947">
                <text:p>0.31332082551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0.313320825515947">
                <text:p>0.31332082551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2295081967213">
                <text:p>1.62295081967213</text:p>
              </table:table-cell>
              <table:table-cell office:value-type="float" office:value="0.350844277673546">
                <text:p>0.35084427767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826086956522">
                <text:p>2.47826086956522</text:p>
              </table:table-cell>
              <table:table-cell office:value-type="float" office:value="0.350844277673546">
                <text:p>0.35084427767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0.388367729831144">
                <text:p>0.38836772983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235294117647">
                <text:p>2.38235294117647</text:p>
              </table:table-cell>
              <table:table-cell office:value-type="float" office:value="0.388367729831144">
                <text:p>0.38836772983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0.425891181988743">
                <text:p>0.4258911819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358208955224">
                <text:p>2.28358208955224</text:p>
              </table:table-cell>
              <table:table-cell office:value-type="float" office:value="0.425891181988743">
                <text:p>0.4258911819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875">
                <text:p>1.96875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0.50093808630394">
                <text:p>0.500938086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0.50093808630394">
                <text:p>0.5009380863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875">
                <text:p>1.9687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8358208955224">
                <text:p>2.28358208955224</text:p>
              </table:table-cell>
              <table:table-cell office:value-type="float" office:value="0.575984990619137">
                <text:p>0.57598499061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0.575984990619137">
                <text:p>0.57598499061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8235294117647">
                <text:p>2.38235294117647</text:p>
              </table:table-cell>
              <table:table-cell office:value-type="float" office:value="0.613508442776735">
                <text:p>0.61350844277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0.613508442776735">
                <text:p>0.61350844277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7826086956522">
                <text:p>2.47826086956522</text:p>
              </table:table-cell>
              <table:table-cell office:value-type="float" office:value="0.651031894934334">
                <text:p>0.65103189493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295081967213">
                <text:p>1.62295081967213</text:p>
              </table:table-cell>
              <table:table-cell office:value-type="float" office:value="0.651031894934334">
                <text:p>0.65103189493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0.688555347091932">
                <text:p>0.68855534709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688555347091932">
                <text:p>0.68855534709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6197183098592">
                <text:p>2.66197183098592</text:p>
              </table:table-cell>
              <table:table-cell office:value-type="float" office:value="0.726078799249531">
                <text:p>0.72607879924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28813559322">
                <text:p>1.3728813559322</text:p>
              </table:table-cell>
              <table:table-cell office:value-type="float" office:value="0.726078799249531">
                <text:p>0.72607879924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76360225140713">
                <text:p>0.7636022514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37931034483">
                <text:p>1.24137931034483</text:p>
              </table:table-cell>
              <table:table-cell office:value-type="float" office:value="0.76360225140713">
                <text:p>0.7636022514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3561643835616">
                <text:p>2.83561643835616</text:p>
              </table:table-cell>
              <table:table-cell office:value-type="float" office:value="0.801125703564728">
                <text:p>0.8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0.801125703564728">
                <text:p>0.8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1891891891892">
                <text:p>2.91891891891892</text:p>
              </table:table-cell>
              <table:table-cell office:value-type="float" office:value="0.838649155722327">
                <text:p>0.83864915572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838649155722327">
                <text:p>0.83864915572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76172607879925">
                <text:p>0.87617260787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76172607879925">
                <text:p>0.87617260787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7894736842105">
                <text:p>3.07894736842105</text:p>
              </table:table-cell>
              <table:table-cell office:value-type="float" office:value="0.913696060037524">
                <text:p>0.91369606003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13696060037524">
                <text:p>0.91369606003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5584415584416">
                <text:p>3.15584415584416</text:p>
              </table:table-cell>
              <table:table-cell office:value-type="float" office:value="0.951219512195122">
                <text:p>0.9512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951219512195122">
                <text:p>0.9512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0.988742964352721">
                <text:p>0.98874296435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988742964352721">
                <text:p>0.98874296435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5287356321839">
                <text:p>3.252873563218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938104448743">
                <text:p>0.2959381044487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1">
      <style:chart-properties chart:display-label="true" chart:logarithmic="false" chart:minimum="-0.1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automatic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4.544cm" svg:height="13.803cm" xlink:href=".." xlink:type="simple" chart:class="chart:scatter" chart:style-name="ch1">
        <chart:legend chart:legend-position="end" svg:x="16.059cm" svg:y="6.095cm" style:legend-expansion="high" chart:style-name="ch2"/>
        <chart:plot-area chart:style-name="ch3" svg:x="1.068cm" svg:y="0.217cm" svg:width="14.948cm" svg:height="13.035cm">
          <chart:coordinate-region svg:x="2.659cm" svg:y="0.419cm" svg:width="13.215cm" svg:height="12.631cm"/>
          <chart:axis chart:dimension="x" chart:name="primary-x" chart:style-name="ch4">
            <chart:title svg:x="8.044cm" svg:y="13.253cm" chart:style-name="ch5">
              <text:p><text:span text:style-name="T1">% Full</text:span></text:p>
            </chart:title>
          </chart:axis>
          <chart:axis chart:dimension="y" chart:name="primary-y" chart:style-name="ch6">
            <chart:title svg:x="0.028cm" svg:y="7.4cm" chart:style-name="ch7">
              <text:p><text:span text:style-name="T1">% Offset</text:span></text:p>
            </chart:title>
            <chart:grid chart:style-name="ch8" chart:class="major"/>
          </chart:axis>
          <chart:series chart:style-name="ch9" chart:values-cell-range-address="Sheet1.L3:Sheet1.L32" loext:label-string="&quot;Difference_From_Actual_Average_Predicted&quot;" chart:class="chart:scatter">
            <chart:domain table:cell-range-address="Sheet1.F3:Sheet1.F32"/>
            <chart:data-point chart:repeated="30"/>
          </chart:series>
          <chart:series chart:style-name="ch10" chart:values-cell-range-address="Sheet1.J3:Sheet1.J32" chart:label-cell-address="Sheet1.J2:Sheet1.J2" chart:class="chart:scatter">
            <chart:data-point chart:repeated="30"/>
          </chart:series>
          <chart:series chart:style-name="ch11" chart:values-cell-range-address="Sheet1.K3:Sheet1.K32" chart:label-cell-address="Sheet1.K2:Sheet1.K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ifference_From_Actual_Average_Predicted</text:p>
              </table:table-cell>
              <table:table-cell office:value-type="string">
                <text:p>Difference In Predicted and Actual For Leg A</text:p>
                <draw:g>
                  <svg:desc>Sheet1.J2:Sheet1.J2</svg:desc>
                </draw:g>
              </table:table-cell>
              <table:table-cell office:value-type="string">
                <text:p>Difference In Predicted and Actual For Leg B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3:Sheet1.F32</svg:desc>
                </draw:g>
              </table:table-cell>
              <table:table-cell office:value-type="float" office:value="0">
                <text:p>0</text:p>
                <draw:g>
                  <svg:desc>Sheet1.L3:Sheet1.L32</svg:desc>
                </draw:g>
              </table:table-cell>
              <table:table-cell office:value-type="float" office:value="0">
                <text:p>0</text:p>
                <draw:g>
                  <svg:desc>Sheet1.J3:Sheet1.J32</svg:desc>
                </draw:g>
              </table:table-cell>
              <table:table-cell office:value-type="float" office:value="0">
                <text:p>0</text:p>
                <draw:g>
                  <svg:desc>Sheet1.K3:Sheet1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75234521575984">
                <text:p>0.00375234521575984</text:p>
              </table:table-cell>
              <table:table-cell office:value-type="float" office:value="-0.000325978149456313">
                <text:p>-0.000325978149456313</text:p>
              </table:table-cell>
              <table:table-cell office:value-type="float" office:value="-0.00192511624112897">
                <text:p>-0.00192511624112897</text:p>
              </table:table-cell>
              <table:table-cell office:value-type="float" office:value="0.00127315994221634">
                <text:p>0.00127315994221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1332082551595">
                <text:p>0.0131332082551595</text:p>
              </table:table-cell>
              <table:table-cell office:value-type="float" office:value="-0.00110706210612401">
                <text:p>-0.00110706210612401</text:p>
              </table:table-cell>
              <table:table-cell office:value-type="float" office:value="-0.00664237263674409">
                <text:p>-0.00664237263674409</text:p>
              </table:table-cell>
              <table:table-cell office:value-type="float" office:value="0.00442824842449608">
                <text:p>0.0044282484244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656660412758">
                <text:p>0.050656660412758</text:p>
              </table:table-cell>
              <table:table-cell office:value-type="float" office:value="-0.00376852783663644">
                <text:p>-0.00376852783663644</text:p>
              </table:table-cell>
              <table:table-cell office:value-type="float" office:value="-0.0241813869517505">
                <text:p>-0.0241813869517505</text:p>
              </table:table-cell>
              <table:table-cell office:value-type="float" office:value="0.0166443312784776">
                <text:p>0.0166443312784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1801125703565">
                <text:p>0.0881801125703565</text:p>
              </table:table-cell>
              <table:table-cell office:value-type="float" office:value="-0.00574330996346405">
                <text:p>-0.00574330996346405</text:p>
              </table:table-cell>
              <table:table-cell office:value-type="float" office:value="-0.0396810506566605">
                <text:p>-0.0396810506566605</text:p>
              </table:table-cell>
              <table:table-cell office:value-type="float" office:value="0.0281944307297324">
                <text:p>0.0281944307297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703564727955">
                <text:p>0.125703564727955</text:p>
              </table:table-cell>
              <table:table-cell office:value-type="float" office:value="-0.00710034680766386">
                <text:p>-0.00710034680766386</text:p>
              </table:table-cell>
              <table:table-cell office:value-type="float" office:value="-0.053252601057479">
                <text:p>-0.053252601057479</text:p>
              </table:table-cell>
              <table:table-cell office:value-type="float" office:value="0.0390519074421513">
                <text:p>0.0390519074421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3227016885554">
                <text:p>0.163227016885554</text:p>
              </table:table-cell>
              <table:table-cell office:value-type="float" office:value="-0.00790532391142099">
                <text:p>-0.00790532391142099</text:p>
              </table:table-cell>
              <table:table-cell office:value-type="float" office:value="-0.064999329938354">
                <text:p>-0.064999329938354</text:p>
              </table:table-cell>
              <table:table-cell office:value-type="float" office:value="0.049188682115512">
                <text:p>0.049188682115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750469043152">
                <text:p>0.200750469043152</text:p>
              </table:table-cell>
              <table:table-cell office:value-type="float" office:value="-0.00822107183969101">
                <text:p>-0.00822107183969101</text:p>
              </table:table-cell>
              <table:table-cell office:value-type="float" office:value="-0.075017280537178">
                <text:p>-0.075017280537178</text:p>
              </table:table-cell>
              <table:table-cell office:value-type="float" office:value="0.058575136857796">
                <text:p>0.058575136857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827392120075">
                <text:p>0.23827392120075</text:p>
              </table:table-cell>
              <table:table-cell office:value-type="float" office:value="-0.0081079320408595">
                <text:p>-0.0081079320408595</text:p>
              </table:table-cell>
              <table:table-cell office:value-type="float" office:value="-0.083395872420263">
                <text:p>-0.083395872420263</text:p>
              </table:table-cell>
              <table:table-cell office:value-type="float" office:value="0.067180008338544">
                <text:p>0.067180008338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5797373358349">
                <text:p>0.275797373358349</text:p>
              </table:table-cell>
              <table:table-cell office:value-type="float" office:value="-0.00762409544877002">
                <text:p>-0.00762409544877002</text:p>
              </table:table-cell>
              <table:table-cell office:value-type="float" office:value="-0.0902184628104431">
                <text:p>-0.0902184628104431</text:p>
              </table:table-cell>
              <table:table-cell office:value-type="float" office:value="0.074970271912903">
                <text:p>0.074970271912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3320825515947">
                <text:p>0.313320825515947</text:p>
              </table:table-cell>
              <table:table-cell office:value-type="float" office:value="-0.00682591798445503">
                <text:p>-0.00682591798445503</text:p>
              </table:table-cell>
              <table:table-cell office:value-type="float" office:value="-0.095562851782364">
                <text:p>-0.095562851782364</text:p>
              </table:table-cell>
              <table:table-cell office:value-type="float" office:value="0.081911015813454">
                <text:p>0.081911015813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0844277673546">
                <text:p>0.350844277673546</text:p>
              </table:table-cell>
              <table:table-cell office:value-type="float" office:value="-0.00576821668211203">
                <text:p>-0.00576821668211203</text:p>
              </table:table-cell>
              <table:table-cell office:value-type="float" office:value="-0.099501737766432">
                <text:p>-0.099501737766432</text:p>
              </table:table-cell>
              <table:table-cell office:value-type="float" office:value="0.087965304402208">
                <text:p>0.087965304402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8367729831144">
                <text:p>0.388367729831144</text:p>
              </table:table-cell>
              <table:table-cell office:value-type="float" office:value="-0.00450454980757697">
                <text:p>-0.00450454980757697</text:p>
              </table:table-cell>
              <table:table-cell office:value-type="float" office:value="-0.102103128971737">
                <text:p>-0.102103128971737</text:p>
              </table:table-cell>
              <table:table-cell office:value-type="float" office:value="0.093094029356583">
                <text:p>0.093094029356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5891181988743">
                <text:p>0.425891181988743</text:p>
              </table:table-cell>
              <table:table-cell office:value-type="float" office:value="-0.00308748404853254">
                <text:p>-0.00308748404853254</text:p>
              </table:table-cell>
              <table:table-cell office:value-type="float" office:value="-0.103430715625838">
                <text:p>-0.103430715625838</text:p>
              </table:table-cell>
              <table:table-cell office:value-type="float" office:value="0.097255747528773">
                <text:p>0.097255747528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-0.00156885162601705">
                <text:p>-0.00156885162601705</text:p>
              </table:table-cell>
              <table:table-cell office:value-type="float" office:value="-0.103544207317074">
                <text:p>-0.103544207317074</text:p>
              </table:table-cell>
              <table:table-cell office:value-type="float" office:value="0.10040650406504">
                <text:p>0.10040650406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093808630394">
                <text:p>0.50093808630394</text:p>
              </table:table-cell>
              <table:table-cell office:value-type="float" office:value="0">
                <text:p>0</text:p>
              </table:table-cell>
              <table:table-cell office:value-type="float" office:value="-0.102499639197575">
                <text:p>-0.102499639197575</text:p>
              </table:table-cell>
              <table:table-cell office:value-type="float" office:value="0.102499639197575">
                <text:p>0.102499639197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0156796328671249">
                <text:p>0.00156796328671249</text:p>
              </table:table-cell>
              <table:table-cell office:value-type="float" office:value="-0.100349650349651">
                <text:p>-0.100349650349651</text:p>
              </table:table-cell>
              <table:table-cell office:value-type="float" office:value="0.103485576923076">
                <text:p>0.103485576923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5984990619137">
                <text:p>0.575984990619137</text:p>
              </table:table-cell>
              <table:table-cell office:value-type="float" office:value="0.00308392816583547">
                <text:p>0.00308392816583547</text:p>
              </table:table-cell>
              <table:table-cell office:value-type="float" office:value="-0.097143737223825">
                <text:p>-0.097143737223825</text:p>
              </table:table-cell>
              <table:table-cell office:value-type="float" office:value="0.103311593555496">
                <text:p>0.103311593555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3508442776735">
                <text:p>0.613508442776735</text:p>
              </table:table-cell>
              <table:table-cell office:value-type="float" office:value="0.00449653958296947">
                <text:p>0.00449653958296947</text:p>
              </table:table-cell>
              <table:table-cell office:value-type="float" office:value="-0.0929284847147121">
                <text:p>-0.0929284847147121</text:p>
              </table:table-cell>
              <table:table-cell office:value-type="float" office:value="0.101921563880651">
                <text:p>0.101921563880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1031894934334">
                <text:p>0.651031894934334</text:p>
              </table:table-cell>
              <table:table-cell office:value-type="float" office:value="0.00575395259956246">
                <text:p>0.00575395259956246</text:p>
              </table:table-cell>
              <table:table-cell office:value-type="float" office:value="-0.0877477771433231">
                <text:p>-0.0877477771433231</text:p>
              </table:table-cell>
              <table:table-cell office:value-type="float" office:value="0.099255682342448">
                <text:p>0.099255682342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8555347091932">
                <text:p>0.688555347091932</text:p>
              </table:table-cell>
              <table:table-cell office:value-type="float" office:value="0.00680358259626501">
                <text:p>0.00680358259626501</text:p>
              </table:table-cell>
              <table:table-cell office:value-type="float" office:value="-0.081642991155187">
                <text:p>-0.081642991155187</text:p>
              </table:table-cell>
              <table:table-cell office:value-type="float" office:value="0.0952501563477171">
                <text:p>0.0952501563477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6078799249531">
                <text:p>0.726078799249531</text:p>
              </table:table-cell>
              <table:table-cell office:value-type="float" office:value="0.00759184803225854">
                <text:p>0.00759184803225854</text:p>
              </table:table-cell>
              <table:table-cell office:value-type="float" office:value="-0.074653172317205">
                <text:p>-0.074653172317205</text:p>
              </table:table-cell>
              <table:table-cell office:value-type="float" office:value="0.089836868381722">
                <text:p>0.089836868381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360225140713">
                <text:p>0.76360225140713</text:p>
              </table:table-cell>
              <table:table-cell office:value-type="float" office:value="0.00806390308598093">
                <text:p>0.00806390308598093</text:p>
              </table:table-cell>
              <table:table-cell office:value-type="float" office:value="-0.066815196998123">
                <text:p>-0.066815196998123</text:p>
              </table:table-cell>
              <table:table-cell office:value-type="float" office:value="0.082943003170085">
                <text:p>0.082943003170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1125703564728">
                <text:p>0.801125703564728</text:p>
              </table:table-cell>
              <table:table-cell office:value-type="float" office:value="0.00816335732543705">
                <text:p>0.00816335732543705</text:p>
              </table:table-cell>
              <table:table-cell office:value-type="float" office:value="-0.058163920943741">
                <text:p>-0.058163920943741</text:p>
              </table:table-cell>
              <table:table-cell office:value-type="float" office:value="0.074490635594615">
                <text:p>0.07449063559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8649155722327">
                <text:p>0.838649155722327</text:p>
              </table:table-cell>
              <table:table-cell office:value-type="float" office:value="0.00783197932588253">
                <text:p>0.00783197932588253</text:p>
              </table:table-cell>
              <table:table-cell office:value-type="float" office:value="-0.048732315805486">
                <text:p>-0.048732315805486</text:p>
              </table:table-cell>
              <table:table-cell office:value-type="float" office:value="0.0643962744572511">
                <text:p>0.0643962744572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6172607879925">
                <text:p>0.876172607879925</text:p>
              </table:table-cell>
              <table:table-cell office:value-type="float" office:value="0.00700938086303959">
                <text:p>0.00700938086303959</text:p>
              </table:table-cell>
              <table:table-cell office:value-type="float" office:value="-0.038551594746717">
                <text:p>-0.038551594746717</text:p>
              </table:table-cell>
              <table:table-cell office:value-type="float" office:value="0.0525703564727961">
                <text:p>0.0525703564727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3696060037524">
                <text:p>0.913696060037524</text:p>
              </table:table-cell>
              <table:table-cell office:value-type="float" office:value="0.00563267795296107">
                <text:p>0.00563267795296107</text:p>
              </table:table-cell>
              <table:table-cell office:value-type="float" office:value="-0.027651328132714">
                <text:p>-0.027651328132714</text:p>
              </table:table-cell>
              <table:table-cell office:value-type="float" office:value="0.038916684038636">
                <text:p>0.038916684038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1219512195122">
                <text:p>0.951219512195122</text:p>
              </table:table-cell>
              <table:table-cell office:value-type="float" office:value="0.00363612457491902">
                <text:p>0.00363612457491902</text:p>
              </table:table-cell>
              <table:table-cell office:value-type="float" office:value="-0.016059550205892">
                <text:p>-0.016059550205892</text:p>
              </table:table-cell>
              <table:table-cell office:value-type="float" office:value="0.02333179935573">
                <text:p>0.02333179935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8742964352721">
                <text:p>0.988742964352721</text:p>
              </table:table-cell>
              <table:table-cell office:value-type="float" office:value="0.000950714388801566">
                <text:p>0.000950714388801566</text:p>
              </table:table-cell>
              <table:table-cell office:value-type="float" office:value="-0.00380285755520193">
                <text:p>-0.00380285755520193</text:p>
              </table:table-cell>
              <table:table-cell office:value-type="float" office:value="0.00570428633280506">
                <text:p>0.00570428633280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